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2" svg:font-family="FreeSans" style:font-family-generic="swiss"/>
    <style:font-face style:name="FreeMono" svg:font-family="FreeMono" style:font-family-generic="modern" style:font-pitch="fixed"/>
    <style:font-face style:name="FreeSans3" svg:font-family="FreeSans" style:font-family-generic="modern" style:font-pitch="fixed"/>
    <style:font-face style:name="Source Han Sans HW SC" svg:font-family="'Source Han Sans HW SC'" style:font-family-generic="modern" style:font-pitch="fixed"/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80a1" officeooo:paragraph-rsid="001680a1"/>
    </style:style>
    <style:style style:name="P2" style:family="paragraph" style:parent-style-name="Preformatted_20_Text">
      <style:text-properties officeooo:rsid="00179862" officeooo:paragraph-rsid="00179862"/>
    </style:style>
    <style:style style:name="P3" style:family="paragraph" style:parent-style-name="Preformatted_20_Text">
      <style:text-properties fo:font-weight="bold" officeooo:rsid="001680a1" officeooo:paragraph-rsid="001680a1" style:font-weight-asian="bold" style:font-weight-complex="bold"/>
    </style:style>
    <style:style style:name="P4" style:family="paragraph" style:parent-style-name="Preformatted_20_Text">
      <style:text-properties fo:font-weight="bold" officeooo:rsid="00179862" officeooo:paragraph-rsid="00179862" style:font-weight-asian="bold" style:font-weight-complex="bold"/>
    </style:style>
    <style:style style:name="P5" style:family="paragraph" style:parent-style-name="Preformatted_20_Text">
      <style:text-properties fo:font-weight="bold" officeooo:rsid="00187c21" officeooo:paragraph-rsid="00187c21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87c21" officeooo:paragraph-rsid="00187c21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4pt" fo:font-weight="bold" officeooo:rsid="001b2755" officeooo:paragraph-rsid="001b2755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size="14pt" fo:font-weight="bold" officeooo:rsid="001b2755" officeooo:paragraph-rsid="001b2755" style:font-size-asian="12.25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ize="14pt" fo:font-weight="bold" officeooo:rsid="001b2755" officeooo:paragraph-rsid="001b2755" style:font-size-asian="12.25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0pt" fo:font-weight="bold" officeooo:rsid="00187c21" officeooo:paragraph-rsid="00187c21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0pt" fo:font-weight="bold" officeooo:rsid="00196a1b" officeooo:paragraph-rsid="00196a1b" style:font-size-asian="10pt" style:font-weight-asian="bold" style:font-size-complex="10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ize="10pt" fo:font-weight="bold" officeooo:rsid="001b2755" officeooo:paragraph-rsid="001b2755" style:font-size-asian="10pt" style:font-weight-asian="bold" style:font-size-complex="10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ize="10pt" fo:font-weight="bold" officeooo:rsid="001b2755" officeooo:paragraph-rsid="001b2755" style:font-size-asian="8.75pt" style:font-weight-asian="bold" style:font-size-complex="10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ize="10pt" fo:font-weight="normal" officeooo:rsid="00187c21" officeooo:paragraph-rsid="00187c21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0pt" fo:font-weight="normal" officeooo:rsid="001b2755" officeooo:paragraph-rsid="001b2755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RAPH</text:p>
      <text:p text:style-name="P3"/>
      <text:p text:style-name="P3">PERMUTATION</text:p>
      <text:p text:style-name="Preformatted_20_Text"/>
      <text:p text:style-name="Preformatted_20_Text">#include &lt;bits/stdc++.h&gt;</text:p>
      <text:p text:style-name="Preformatted_20_Text"/>
      <text:p text:style-name="Preformatted_20_Text">int main () {</text:p>
      <text:p text:style-name="Preformatted_20_Text"><text:s text:c="2"/>int perm [5], n = 5;</text:p>
      <text:p text:style-name="Preformatted_20_Text"/>
      <text:p text:style-name="Preformatted_20_Text"><text:s text:c="2"/>for (int i = 0; i &lt; n; i++)</text:p>
      <text:p text:style-name="Preformatted_20_Text"><text:s text:c="4"/>perm [i] = i;</text:p>
      <text:p text:style-name="Preformatted_20_Text"/>
      <text:p text:style-name="Preformatted_20_Text"><text:s text:c="2"/>for (int i = 0; i &lt; (1 &lt;&lt; n); i++) {</text:p>
      <text:p text:style-name="Preformatted_20_Text"><text:s text:c="4"/>//printf ("i: %d\n", i);</text:p>
      <text:p text:style-name="Preformatted_20_Text"><text:s text:c="4"/>for (int j = 0; j &lt; n; j++) {</text:p>
      <text:p text:style-name="Preformatted_20_Text"><text:s text:c="6"/>//printf ("i: %d, (1 &lt;&lt; %d): %d -- ", i, j, (1 &lt;&lt; j));</text:p>
      <text:p text:style-name="Preformatted_20_Text"><text:s text:c="6"/>if (i &amp; (1 &lt;&lt; j))</text:p>
      <text:p text:style-name="Preformatted_20_Text"><text:s text:c="8"/>printf ("%d", perm [j]);</text:p>
      <text:p text:style-name="Preformatted_20_Text"/>
      <text:p text:style-name="Preformatted_20_Text"><text:s text:c="6"/>//puts ("");</text:p>
      <text:p text:style-name="Preformatted_20_Text"><text:s text:c="4"/>}</text:p>
      <text:p text:style-name="Preformatted_20_Text"/>
      <text:p text:style-name="Preformatted_20_Text"><text:s text:c="4"/>puts ("");</text:p>
      <text:p text:style-name="Preformatted_20_Text"><text:s text:c="2"/>}</text:p>
      <text:p text:style-name="Preformatted_20_Text"><text:s text:c="2"/>return 0;</text:p>
      <text:p text:style-name="Preformatted_20_Text">}</text:p>
      <text:p text:style-name="Preformatted_20_Text"/>
      <text:p text:style-name="P3">QUEEN</text:p>
      <text:p text:style-name="P1"/>
      <text:p text:style-name="Preformatted_20_Text">#include &lt;bits/stdc++.h&gt;</text:p>
      <text:p text:style-name="Preformatted_20_Text"/>
      <text:p text:style-name="Preformatted_20_Text">const int MAXN = 8; // board size</text:p>
      <text:p text:style-name="Preformatted_20_Text"/>
      <text:p text:style-name="Preformatted_20_Text">// X == column | Y == row</text:p>
      <text:p text:style-name="Preformatted_20_Text">// row [X] stores which row the queen is placed in the column X</text:p>
      <text:p text:style-name="Preformatted_20_Text">int row [MAXN], lc, x, y;</text:p>
      <text:p text:style-name="Preformatted_20_Text"/>
      <text:p text:style-name="Preformatted_20_Text">bool check (int r, int c) {</text:p>
      <text:p text:style-name="Preformatted_20_Text"><text:s text:c="2"/>// for until column == check placed queens</text:p>
      <text:p text:style-name="Preformatted_20_Text"><text:s text:c="2"/>for (int i = 0; i &lt; c; i++) {</text:p>
      <text:p text:style-name="Preformatted_20_Text"><text:s text:c="4"/>// if no two queens are in the same row</text:p>
      <text:p text:style-name="Preformatted_20_Text"><text:s text:c="4"/>// &amp;&amp; no two queens share the same diagonal</text:p>
      <text:p text:style-name="Preformatted_20_Text"><text:s text:c="4"/>if (row [i] == r || (abs (c - i)) == (abs (r - row [i])))</text:p>
      <text:p text:style-name="Preformatted_20_Text"><text:s text:c="6"/>return false;</text:p>
      <text:p text:style-name="Preformatted_20_Text"><text:s text:c="2"/>}</text:p>
      <text:p text:style-name="Preformatted_20_Text"><text:s text:c="2"/>return true;</text:p>
      <text:p text:style-name="Preformatted_20_Text">}</text:p>
      <text:p text:style-name="Preformatted_20_Text"/>
      <text:p text:style-name="Preformatted_20_Text">void backtrack (int column = 0) {</text:p>
      <text:p text:style-name="Preformatted_20_Text"><text:s text:c="2"/>if (column == MAXN &amp;&amp; row [x] == y) {</text:p>
      <text:p text:style-name="Preformatted_20_Text"><text:s text:c="4"/>// all the queens are place == possible solution</text:p>
      <text:p text:style-name="Preformatted_20_Text"><text:s text:c="4"/>printf ("%2d <text:s text:c="5"/>", lc++);</text:p>
      <text:p text:style-name="Preformatted_20_Text"><text:s text:c="4"/>for (int i = 0; i &lt; MAXN; i++) {</text:p>
      <text:p text:style-name="Preformatted_20_Text"><text:s text:c="6"/>if (i + 1 &lt; MAXN)</text:p>
      <text:p text:style-name="Preformatted_20_Text"><text:s text:c="8"/>printf ("%d ", row [i] + 1);</text:p>
      <text:p text:style-name="Preformatted_20_Text"><text:s text:c="6"/>else</text:p>
      <text:p text:style-name="Preformatted_20_Text"><text:s text:c="8"/>printf ("%d\n", row [i] + 1);</text:p>
      <text:p text:style-name="Preformatted_20_Text"><text:s text:c="4"/>}</text:p>
      <text:p text:style-name="Preformatted_20_Text"><text:s text:c="2"/>}</text:p>
      <text:p text:style-name="Preformatted_20_Text"><text:s text:c="2"/>// which row from the column X the queen will be place</text:p>
      <text:p text:style-name="Preformatted_20_Text"><text:s text:c="2"/>for (int i = 0; i &lt; MAXN; i++) {</text:p>
      <text:p text:style-name="Preformatted_20_Text"><text:s text:c="4"/>if (check (i, column)) {</text:p>
      <text:p text:style-name="Preformatted_20_Text"><text:s text:c="6"/>row [column] = i;</text:p>
      <text:p text:style-name="Preformatted_20_Text"><text:s text:c="6"/>// advance a column and calls the recursion</text:p>
      <text:p text:style-name="Preformatted_20_Text"><text:s text:c="6"/>backtrack (column + 1);</text:p>
      <text:p text:style-name="Preformatted_20_Text"><text:s text:c="4"/>}</text:p>
      <text:p text:style-name="Preformatted_20_Text"><text:s text:c="2"/>}</text:p>
      <text:p text:style-name="Preformatted_20_Text"><text:soft-page-break/>}</text:p>
      <text:p text:style-name="Preformatted_20_Text"/>
      <text:p text:style-name="Preformatted_20_Text">int main () {</text:p>
      <text:p text:style-name="Preformatted_20_Text"/>
      <text:p text:style-name="Preformatted_20_Text"><text:s text:c="2"/>int n; scanf ("%d", &amp;n);</text:p>
      <text:p text:style-name="Preformatted_20_Text"/>
      <text:p text:style-name="Preformatted_20_Text"><text:s text:c="2"/>while (n--) {</text:p>
      <text:p text:style-name="Preformatted_20_Text"><text:s text:c="4"/>scanf ("%d%d", &amp;x, &amp;y);</text:p>
      <text:p text:style-name="Preformatted_20_Text"><text:s text:c="4"/>std::swap (x, y);</text:p>
      <text:p text:style-name="Preformatted_20_Text"><text:s text:c="4"/>x--; y--;</text:p>
      <text:p text:style-name="Preformatted_20_Text"/>
      <text:p text:style-name="Preformatted_20_Text"><text:s text:c="4"/>memset (row, 0, sizeof (row));</text:p>
      <text:p text:style-name="Preformatted_20_Text"><text:s text:c="4"/>puts ("SOLN <text:s text:c="6"/>COLUMN");</text:p>
      <text:p text:style-name="Preformatted_20_Text"><text:s text:c="4"/>puts (" # <text:s text:c="5"/>1 2 3 4 5 6 7 8\n");</text:p>
      <text:p text:style-name="Preformatted_20_Text"/>
      <text:p text:style-name="Preformatted_20_Text"><text:s text:c="4"/>lc = 1;</text:p>
      <text:p text:style-name="Preformatted_20_Text"><text:s text:c="4"/>backtrack ();</text:p>
      <text:p text:style-name="Preformatted_20_Text"><text:s text:c="4"/></text:p>
      <text:p text:style-name="Preformatted_20_Text"><text:s text:c="4"/>if (n)</text:p>
      <text:p text:style-name="Preformatted_20_Text"><text:s text:c="6"/>puts ("");</text:p>
      <text:p text:style-name="Preformatted_20_Text"><text:s text:c="2"/>}</text:p>
      <text:p text:style-name="Preformatted_20_Text"/>
      <text:p text:style-name="Preformatted_20_Text"/>
      <text:p text:style-name="Preformatted_20_Text"><text:s text:c="2"/>return 0;</text:p>
      <text:p text:style-name="Preformatted_20_Text">}</text:p>
      <text:p text:style-name="Preformatted_20_Text"/>
      <text:p text:style-name="Preformatted_20_Text"/>
      <text:p text:style-name="P3">BELLMAN-FORD</text:p>
      <text:p text:style-name="Preformatted_20_Text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pair &lt;int, int&gt; pi;</text:p>
      <text:p text:style-name="P1">typedef std::vector &lt;pi&gt; vpi;</text:p>
      <text:p text:style-name="P1">typedef std::vector &lt;vpi&gt; vvpi;</text:p>
      <text:p text:style-name="P1"/>
      <text:p text:style-name="P1">const int MAXN = 1e2 + 1;</text:p>
      <text:p text:style-name="P1"/>
      <text:p text:style-name="P1">int n, m;</text:p>
      <text:p text:style-name="P1">vvpi g;</text:p>
      <text:p text:style-name="P1">int dst [MAXN], INF = 0x3f3f3f3f;</text:p>
      <text:p text:style-name="P1"/>
      <text:p text:style-name="P1">void bl (int s) {</text:p>
      <text:p text:style-name="P1"><text:tab/>dst [s] = 0;</text:p>
      <text:p text:style-name="P1"/>
      <text:p text:style-name="P1"><text:tab/>for (int i = 0; i &lt; n - 1; i++)</text:p>
      <text:p text:style-name="P1"><text:tab/><text:tab/>for (int j = 0; j &lt; n; j++)</text:p>
      <text:p text:style-name="P1"><text:tab/><text:tab/><text:tab/>for (pi v : g [j])</text:p>
      <text:p text:style-name="P1"><text:tab/><text:tab/><text:tab/><text:tab/>dst [v.first] = std::min (dst [v.first], dst [j] + v.second);</text:p>
      <text:p text:style-name="P1"/>
      <text:p text:style-name="P1">}</text:p>
      <text:p text:style-name="P1"/>
      <text:p text:style-name="P1">void input () {</text:p>
      <text:p text:style-name="P1"><text:tab/>scanf ("%d%d", &amp;n, &amp;m);</text:p>
      <text:p text:style-name="P1"><text:tab/>g.resize (n);</text:p>
      <text:p text:style-name="P1"><text:tab/>memset (dst, 0x3f, sizeof dst);</text:p>
      <text:p text:style-name="P1"><text:tab/>for (int i = 0; i &lt; m; i++) {</text:p>
      <text:p text:style-name="P1"><text:tab/><text:tab/>int a, b, c; scanf ("%d%d%d", &amp;a, &amp;b, &amp;c);</text:p>
      <text:p text:style-name="P1"><text:tab/><text:tab/>g [a].push_back ({b, c});</text:p>
      <text:p text:style-name="P1"><text:tab/>}</text:p>
      <text:p text:style-name="P1"><text:tab/>solve ();</text:p>
      <text:p text:style-name="P1">}</text:p>
      <text:p text:style-name="P1"/>
      <text:p text:style-name="P1">void solve () {</text:p>
      <text:p text:style-name="P1"><text:soft-page-break/><text:tab/>bl (0);</text:p>
      <text:p text:style-name="P1"><text:tab/>for (int i = 0; i &lt; n; i++)</text:p>
      <text:p text:style-name="P1"><text:tab/><text:tab/>printf ("%d ", dst [i]);</text:p>
      <text:p text:style-name="P1"><text:tab/>puts ("");</text:p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1"/>
      <text:p text:style-name="P3">BFS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vector &lt;int&gt; vi;</text:p>
      <text:p text:style-name="P1">typedef std::vector &lt;vi&gt; vvi;</text:p>
      <text:p text:style-name="P1">typedef std::queue &lt;int&gt; qi;</text:p>
      <text:p text:style-name="P1"/>
      <text:p text:style-name="P1">const int MAXN = 1e3;</text:p>
      <text:p text:style-name="P1"/>
      <text:p text:style-name="P1">int n;</text:p>
      <text:p text:style-name="P1">vvi g;</text:p>
      <text:p text:style-name="P1">int visited [MAXN];</text:p>
      <text:p text:style-name="P1"/>
      <text:p text:style-name="P1">void bfs (int x) {</text:p>
      <text:p text:style-name="P1"><text:tab/>printf ("x: %d", x);</text:p>
      <text:p text:style-name="P1"><text:tab/>qi q;</text:p>
      <text:p text:style-name="P1"><text:tab/>q.push (x);</text:p>
      <text:p text:style-name="P1"><text:tab/>//memset (visited, -1, sizeof visited);</text:p>
      <text:p text:style-name="P1"><text:tab/>visited [x] = 1;</text:p>
      <text:p text:style-name="P1"><text:tab/>while (!q.empty ()) {</text:p>
      <text:p text:style-name="P1"><text:tab/><text:tab/>int nd = q.front (); q.pop ();</text:p>
      <text:p text:style-name="P1"><text:tab/><text:tab/>for (int v : g [nd]) {</text:p>
      <text:p text:style-name="P1"><text:tab/><text:tab/><text:tab/>if (!visited [v]) {</text:p>
      <text:p text:style-name="P1"><text:tab/><text:tab/><text:tab/><text:tab/>visited [v] = visited [nd] + 1;</text:p>
      <text:p text:style-name="P1"><text:tab/><text:tab/><text:tab/><text:tab/>q.push (v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void input () {</text:p>
      <text:p text:style-name="P1"><text:tab/>scanf ("%d", &amp;n);</text:p>
      <text:p text:style-name="P1"><text:tab/>g.resize (n + 1);</text:p>
      <text:p text:style-name="P1"><text:tab/>for (int i = 0; i &lt;= n; i++) {</text:p>
      <text:p text:style-name="P1"><text:tab/><text:tab/>int a, b; scanf ("%d", &amp;a);</text:p>
      <text:p text:style-name="P1"><text:tab/><text:tab/>for (int j = 0; j &lt; a; j++) {</text:p>
      <text:p text:style-name="P1"><text:tab/><text:tab/><text:tab/>scanf ("%d", &amp;b);</text:p>
      <text:p text:style-name="P1"><text:tab/><text:tab/><text:tab/>g [i].push_back (b);</text:p>
      <text:p text:style-name="P1"><text:tab/><text:tab/>}</text:p>
      <text:p text:style-name="P1"><text:tab/>}</text:p>
      <text:p text:style-name="P1">}</text:p>
      <text:p text:style-name="P1"/>
      <text:p text:style-name="P1">void solve () {</text:p>
      <text:p text:style-name="P1"><text:tab/>for (int i = 0; i &lt; g.size (); i++) {</text:p>
      <text:p text:style-name="P1"><text:tab/><text:tab/>for (int j = 0; j &lt; g [i].size (); j++)</text:p>
      <text:p text:style-name="P1"><text:tab/><text:tab/><text:tab/>printf ("%d ", g [i][j]);</text:p>
      <text:p text:style-name="P1"><text:tab/><text:tab/>puts ("");</text:p>
      <text:p text:style-name="P1"><text:tab/>}</text:p>
      <text:p text:style-name="P1"><text:tab/>bfs (5);</text:p>
      <text:p text:style-name="P1"><text:tab/>for (int i = 0; i &lt; g.size (); i++) {</text:p>
      <text:p text:style-name="P1"><text:tab/><text:tab/>printf ("i: %d =&gt; ", i);</text:p>
      <text:p text:style-name="P1"><text:soft-page-break/><text:tab/><text:tab/>for (int j = 0; j &lt; g.size (); j++)</text:p>
      <text:p text:style-name="P1"><text:tab/><text:tab/><text:tab/>if (visited [j] == i)</text:p>
      <text:p text:style-name="P1"><text:tab/><text:tab/><text:tab/><text:tab/>printf ("%d ", j);</text:p>
      <text:p text:style-name="P1"><text:tab/><text:tab/>puts ("");</text:p>
      <text:p text:style-name="P1"><text:tab/>}</text:p>
      <text:p text:style-name="P1">}</text:p>
      <text:p text:style-name="P1"/>
      <text:p text:style-name="P1">int main () {</text:p>
      <text:p text:style-name="P1"><text:tab/>input ();</text:p>
      <text:p text:style-name="P1"><text:tab/>solve ();</text:p>
      <text:p text:style-name="P1"><text:tab/>return 0;</text:p>
      <text:p text:style-name="P1">}</text:p>
      <text:p text:style-name="P3"/>
      <text:p text:style-name="P3">BIPARTIDE CHECK</text:p>
      <text:p text:style-name="P3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vector &lt;int&gt; vi;</text:p>
      <text:p text:style-name="P1">typedef std::vector &lt;vi&gt; vvi;</text:p>
      <text:p text:style-name="P1"/>
      <text:p text:style-name="P1">const int MAXN = 2e2 + 1;</text:p>
      <text:p text:style-name="P1"/>
      <text:p text:style-name="P1">int n, m;</text:p>
      <text:p text:style-name="P1">vvi g;</text:p>
      <text:p text:style-name="P1">int visited [MAXN];</text:p>
      <text:p text:style-name="P1"/>
      <text:p text:style-name="P1">bool bfs (int s) {</text:p>
      <text:p text:style-name="P1"><text:tab/>int ans = 1;</text:p>
      <text:p text:style-name="P1"><text:tab/>std::queue &lt;int&gt; q; q.push (s);</text:p>
      <text:p text:style-name="P1"><text:tab/>visited [s] = 0;</text:p>
      <text:p text:style-name="P1"><text:tab/>while (!q.empty () &amp;&amp; ans) {</text:p>
      <text:p text:style-name="P1"><text:tab/><text:tab/>int x = q.front (); q.pop ();</text:p>
      <text:p text:style-name="P1"><text:tab/><text:tab/>for (int v : g [x]) {</text:p>
      <text:p text:style-name="P1"><text:tab/><text:tab/><text:tab/>if (visited [v] == -1) {</text:p>
      <text:p text:style-name="P1"><text:tab/><text:tab/><text:tab/><text:tab/>visited [v] = 1 - visited [x];</text:p>
      <text:p text:style-name="P1"><text:tab/><text:tab/><text:tab/><text:tab/>q.push (v);</text:p>
      <text:p text:style-name="P1"><text:tab/><text:tab/><text:tab/>}</text:p>
      <text:p text:style-name="P1"><text:tab/><text:tab/><text:tab/>else if (visited [v] == visited [x])</text:p>
      <text:p text:style-name="P1"><text:tab/><text:tab/><text:tab/><text:tab/>ans = 0;</text:p>
      <text:p text:style-name="P1"><text:tab/><text:tab/>}</text:p>
      <text:p text:style-name="P1"><text:tab/>}</text:p>
      <text:p text:style-name="P1"><text:tab/>return ans;</text:p>
      <text:p text:style-name="P1">}</text:p>
      <text:p text:style-name="P1"/>
      <text:p text:style-name="P1">bool dfs (int x, int f) {</text:p>
      <text:p text:style-name="P1"><text:tab/>visited [x] = 1 - visited [f];</text:p>
      <text:p text:style-name="P1"><text:tab/>int ans = 1;</text:p>
      <text:p text:style-name="P1"><text:tab/>for (int v : g [x]) {</text:p>
      <text:p text:style-name="P1"><text:tab/><text:tab/>if (visited [v] == -1)</text:p>
      <text:p text:style-name="P1"><text:tab/><text:tab/><text:tab/>dfs (v, x);</text:p>
      <text:p text:style-name="P1"><text:tab/><text:tab/>else if (visited [v] == visited [x])</text:p>
      <text:p text:style-name="P1"><text:tab/><text:tab/><text:tab/>return false;</text:p>
      <text:p text:style-name="P1"><text:tab/>}</text:p>
      <text:p text:style-name="P1"><text:tab/>return true;</text:p>
      <text:p text:style-name="P1">}</text:p>
      <text:p text:style-name="P1"/>
      <text:p text:style-name="P1">void input () {</text:p>
      <text:p text:style-name="P1"><text:tab/>while (scanf ("%d", &amp;n) &amp;&amp; n != 0) {</text:p>
      <text:p text:style-name="P1"><text:tab/><text:tab/>scanf ("%d", &amp;m);</text:p>
      <text:p text:style-name="P1"><text:tab/><text:tab/>g.clear ();</text:p>
      <text:p text:style-name="P1"><text:tab/><text:tab/>g.resize (n);</text:p>
      <text:p text:style-name="P1"><text:tab/><text:tab/>memset (visited, -1, sizeof visited);</text:p>
      <text:p text:style-name="P1"><text:tab/><text:tab/>for (int i = 0; i &lt; m; i++) {</text:p>
      <text:p text:style-name="P1"><text:tab/><text:tab/><text:tab/>int a, b; scanf ("%d%d", &amp;a, &amp;b);</text:p>
      <text:p text:style-name="P1"><text:soft-page-break/><text:tab/><text:tab/><text:tab/>g [a].push_back (b);</text:p>
      <text:p text:style-name="P1"><text:tab/><text:tab/><text:tab/>g [b].push_back (a);</text:p>
      <text:p text:style-name="P1"><text:tab/><text:tab/>}</text:p>
      <text:p text:style-name="P1"><text:tab/><text:tab/>solve ();</text:p>
      <text:p text:style-name="P1"><text:tab/>}</text:p>
      <text:p text:style-name="P1">}</text:p>
      <text:p text:style-name="P1"/>
      <text:p text:style-name="P1">void solve () {</text:p>
      <text:p text:style-name="P1"><text:tab/>if (!dfs (0, 0))</text:p>
      <text:p text:style-name="P1"><text:tab/><text:tab/>puts ("NOT BICOLORABLE.");</text:p>
      <text:p text:style-name="P1"><text:tab/>else</text:p>
      <text:p text:style-name="P1"><text:tab/><text:tab/>puts ("BICOLORABLE.");</text:p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1"/>
      <text:p text:style-name="P3">BIPARTIDE KUHN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pair &lt;int, int&gt; pi;</text:p>
      <text:p text:style-name="P1">typedef std::vector &lt;pi&gt; vpi;</text:p>
      <text:p text:style-name="P1">typedef std::vector &lt;int&gt; vi;</text:p>
      <text:p text:style-name="P1">typedef std::vector &lt;vi&gt; vvi;</text:p>
      <text:p text:style-name="P1"/>
      <text:p text:style-name="P1">int n, m;</text:p>
      <text:p text:style-name="P1">int match [251], vis [251];</text:p>
      <text:p text:style-name="P1">vvi g;</text:p>
      <text:p text:style-name="P1">vpi ans;</text:p>
      <text:p text:style-name="P1"/>
      <text:p text:style-name="P1">bool dfs (int x) {</text:p>
      <text:p text:style-name="P1"><text:tab/>if (vis [x])</text:p>
      <text:p text:style-name="P1"><text:tab/><text:tab/>return 0;</text:p>
      <text:p text:style-name="P1"><text:tab/>vis [x] = 1;</text:p>
      <text:p text:style-name="P1"><text:tab/>for (auto v : g [x]) {</text:p>
      <text:p text:style-name="P1"><text:tab/><text:tab/>if (match [v] == -1 || dfs (match [v])) {</text:p>
      <text:p text:style-name="P1"><text:tab/><text:tab/><text:tab/>match [v] = x;</text:p>
      <text:p text:style-name="P1"><text:tab/><text:tab/><text:tab/>return 1;</text:p>
      <text:p text:style-name="P1"><text:tab/><text:tab/>}</text:p>
      <text:p text:style-name="P1"><text:tab/>}</text:p>
      <text:p text:style-name="P1"/>
      <text:p text:style-name="P1"><text:tab/>return 0;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g.resize (n);</text:p>
      <text:p text:style-name="P1"><text:tab/>memset (match, -1, sizeof match);</text:p>
      <text:p text:style-name="P1"><text:tab/>for (int i = 0; i &lt; n; i++) {</text:p>
      <text:p text:style-name="P1"><text:tab/><text:tab/>while (1) {</text:p>
      <text:p text:style-name="P1"><text:tab/><text:tab/><text:tab/>int a; scanf ("%d", &amp;a);</text:p>
      <text:p text:style-name="P1"><text:tab/><text:tab/><text:tab/>if (a)</text:p>
      <text:p text:style-name="P1"><text:tab/><text:tab/><text:tab/><text:tab/>g [i].push_back (a - 1);</text:p>
      <text:p text:style-name="P1"><text:tab/><text:tab/><text:tab/>else</text:p>
      <text:p text:style-name="P1"><text:tab/><text:tab/><text:tab/><text:tab/>break;</text:p>
      <text:p text:style-name="P1"><text:tab/><text:tab/>}</text:p>
      <text:p text:style-name="P1"><text:tab/>}</text:p>
      <text:p text:style-name="P1"><text:tab/>solve ();</text:p>
      <text:p text:style-name="P1">}</text:p>
      <text:p text:style-name="P1"/>
      <text:p text:style-name="P1"><text:soft-page-break/>void solve () {</text:p>
      <text:p text:style-name="P1"><text:tab/>for (int i = 0; i &lt; n; i++) {</text:p>
      <text:p text:style-name="P1"><text:tab/><text:tab/>memset (vis, 0, sizeof vis);</text:p>
      <text:p text:style-name="P1"><text:tab/><text:tab/>dfs (i);</text:p>
      <text:p text:style-name="P1"><text:tab/>}</text:p>
      <text:p text:style-name="P1"/>
      <text:p text:style-name="P1"><text:tab/>for (int i = 0; i &lt; m; i++)</text:p>
      <text:p text:style-name="P1"><text:tab/><text:tab/>if (match [i] != -1)</text:p>
      <text:p text:style-name="P1"><text:tab/><text:tab/><text:tab/>ans.push_back ({match [i], i});</text:p>
      <text:p text:style-name="P1"/>
      <text:p text:style-name="P1"><text:tab/>printf ("%d\n", (int) ans.size ());</text:p>
      <text:p text:style-name="P1"><text:tab/>for (int i = 0; i &lt; ans.size (); i++)</text:p>
      <text:p text:style-name="P1"><text:tab/><text:tab/>printf ("%d %d\n", ans [i].first + 1, ans [i].second + 1);</text:p>
      <text:p text:style-name="P1"/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3">BRIDGE ARTICULATION CHECK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vector &lt;int&gt; vi;</text:p>
      <text:p text:style-name="P1">typedef std::vector &lt;vi&gt; vvi;</text:p>
      <text:p text:style-name="P1"/>
      <text:p text:style-name="P1">const int MAXN = 1e2 + 1;</text:p>
      <text:p text:style-name="P1"/>
      <text:p text:style-name="P1">int n, m, rch, root;</text:p>
      <text:p text:style-name="P1">vvi g;</text:p>
      <text:p text:style-name="P1">vi stk;</text:p>
      <text:p text:style-name="P1">int num [MAXN], low [MAXN], visited [MAXN];</text:p>
      <text:p text:style-name="P1"/>
      <text:p text:style-name="P1"/>
      <text:p text:style-name="P1">// if num [x] &lt;= low [v] it means that V cannot reach a vertex</text:p>
      <text:p text:style-name="P1">// with num [w] &lt;= num [x] so by removing vertex V the graph become</text:p>
      <text:p text:style-name="P1">// disconect because V cannot reach X, so X is an articulation point.</text:p>
      <text:p text:style-name="P1">//</text:p>
      <text:p text:style-name="P1">// if num [x] &lt; low [v] it means that edge {X, V} is a bridge becouse</text:p>
      <text:p text:style-name="P1">// when that edge {X, V} is removed an ancestor os X is still reachable</text:p>
      <text:p text:style-name="P1">// by V.</text:p>
      <text:p text:style-name="P1">int dfs (int x, int f) {</text:p>
      <text:p text:style-name="P1"><text:tab/>num [x] = ++rch;</text:p>
      <text:p text:style-name="P1"><text:tab/>low [x] = num [x];</text:p>
      <text:p text:style-name="P1"><text:tab/>for (int v : g [x]) {</text:p>
      <text:p text:style-name="P1"><text:tab/><text:tab/>if (!num [v])</text:p>
      <text:p text:style-name="P1"><text:tab/><text:tab/><text:tab/>low [x] = std::min (dfs (v, x), low [x]);</text:p>
      <text:p text:style-name="P1"><text:tab/><text:tab/>if (v != f) {</text:p>
      <text:p text:style-name="P1"><text:tab/><text:tab/><text:tab/>low [x] = std::min (low [v], low [x]);</text:p>
      <text:p text:style-name="P1"><text:tab/><text:tab/><text:tab/>low [f] = std::min (low [x], low [f]);</text:p>
      <text:p text:style-name="P1"><text:tab/><text:tab/>}</text:p>
      <text:p text:style-name="P1"><text:tab/><text:tab/>// if can be chanced so that never prints more than one time</text:p>
      <text:p text:style-name="P1"><text:tab/><text:tab/>// the same articulation vertex</text:p>
      <text:p text:style-name="P1"><text:tab/><text:tab/>if (num [x] &lt;= low [v]) {</text:p>
      <text:p text:style-name="P1"><text:tab/><text:tab/><text:tab/>if (x != root)</text:p>
      <text:p text:style-name="P1"><text:tab/><text:tab/><text:tab/><text:tab/>printf ("%d is an articulation vertex.\n", x);</text:p>
      <text:p text:style-name="P1"><text:tab/><text:tab/><text:tab/>if (num [x] != low [v])</text:p>
      <text:p text:style-name="P1"><text:tab/><text:tab/><text:tab/><text:tab/>printf ("{%d, %d} is a bridge.\n", x, v);</text:p>
      <text:p text:style-name="P1"><text:tab/><text:tab/>}</text:p>
      <text:p text:style-name="P1"><text:tab/>}</text:p>
      <text:p text:style-name="P1"><text:tab/>return num [x];</text:p>
      <text:p text:style-name="P1">}</text:p>
      <text:p text:style-name="P1"><text:soft-page-break/></text:p>
      <text:p text:style-name="P1">int dfsSCC (int x, int f) {</text:p>
      <text:p text:style-name="P1"><text:tab/>num [x] = ++rch;</text:p>
      <text:p text:style-name="P1"><text:tab/>low [x] = num [x];</text:p>
      <text:p text:style-name="P1"><text:tab/>visited [x] = 1;</text:p>
      <text:p text:style-name="P1"><text:tab/>stk.push_back (x);</text:p>
      <text:p text:style-name="P1"/>
      <text:p text:style-name="P1"><text:tab/>for (int v : g [x]) {</text:p>
      <text:p text:style-name="P1"><text:tab/><text:tab/>if (!visited [v])</text:p>
      <text:p text:style-name="P1"><text:tab/><text:tab/><text:tab/>dfs (v, x);</text:p>
      <text:p text:style-name="P1"><text:tab/><text:tab/>if (visited [v])</text:p>
      <text:p text:style-name="P1"><text:tab/><text:tab/><text:tab/>low [x] = std::min (low [v], low [x]);</text:p>
      <text:p text:style-name="P1"><text:tab/>}</text:p>
      <text:p text:style-name="P1"/>
      <text:p text:style-name="P1"><text:tab/>if (low [x] == num [x]) {</text:p>
      <text:p text:style-name="P1"><text:tab/><text:tab/>nmb++;</text:p>
      <text:p text:style-name="P1"><text:tab/><text:tab/>while (true) {</text:p>
      <text:p text:style-name="P1"><text:tab/><text:tab/><text:tab/>int t = stk.back ();</text:p>
      <text:p text:style-name="P1"><text:tab/><text:tab/><text:tab/>stk.pop_back ();</text:p>
      <text:p text:style-name="P1"><text:tab/><text:tab/><text:tab/>visited [t] = 0;</text:p>
      <text:p text:style-name="P1"><text:tab/><text:tab/><text:tab/>if (x == t)</text:p>
      <text:p text:style-name="P1"><text:tab/><text:tab/><text:tab/><text:tab/>break;</text:p>
      <text:p text:style-name="P1"><text:tab/><text:tab/>}</text:p>
      <text:p text:style-name="P1"><text:tab/>}</text:p>
      <text:p text:style-name="P1"/>
      <text:p text:style-name="P1"><text:tab/>return num [x];</text:p>
      <text:p text:style-name="P1">}</text:p>
      <text:p text:style-name="P1"/>
      <text:p text:style-name="P1">void cp3_dfs (int u, int f) {</text:p>
      <text:p text:style-name="P1"><text:tab/>low [u] = num [u] = ++rch;</text:p>
      <text:p text:style-name="P1"/>
      <text:p text:style-name="P1"><text:tab/>for (int v : g [u]) {</text:p>
      <text:p text:style-name="P1"><text:tab/><text:tab/>if (!num [v]) {</text:p>
      <text:p text:style-name="P1"><text:tab/><text:tab/><text:tab/>dfs (v, u);</text:p>
      <text:p text:style-name="P1"><text:tab/><text:tab/><text:tab/>if (num [u] &lt;= low [v]) {</text:p>
      <text:p text:style-name="P1"><text:tab/><text:tab/><text:tab/><text:tab/>if (u != root)</text:p>
      <text:p text:style-name="P1"><text:tab/><text:tab/><text:tab/><text:tab/><text:tab/>printf ("%d is an articulation vertex.\n", u);</text:p>
      <text:p text:style-name="P1"><text:tab/><text:tab/><text:tab/><text:tab/>if (num [u] != low [v])</text:p>
      <text:p text:style-name="P1"><text:tab/><text:tab/><text:tab/><text:tab/><text:tab/>printf ("{%d, %d} is a bridge.\n", u, v);</text:p>
      <text:p text:style-name="P1"><text:tab/><text:tab/><text:tab/>}</text:p>
      <text:p text:style-name="P1"><text:tab/><text:tab/><text:tab/>low [u] = std::min (low [u], low [v]);</text:p>
      <text:p text:style-name="P1"><text:tab/><text:tab/>}</text:p>
      <text:p text:style-name="P1"><text:tab/><text:tab/>else if (v != f)</text:p>
      <text:p text:style-name="P1"><text:tab/><text:tab/><text:tab/>low [u] = std::min (low [u], num [v]);</text:p>
      <text:p text:style-name="P1"><text:tab/>}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g.clear ();</text:p>
      <text:p text:style-name="P1"><text:tab/>g.resize (n);</text:p>
      <text:p text:style-name="P1"><text:tab/>for (int i = 0; i &lt; m; i++) {</text:p>
      <text:p text:style-name="P1"><text:tab/><text:tab/>int a, b; scanf ("%d%d", &amp;a, &amp;b);</text:p>
      <text:p text:style-name="P1"><text:tab/><text:tab/>g [a].push_back (b);</text:p>
      <text:p text:style-name="P1"><text:tab/><text:tab/>g [b].push_back (a);</text:p>
      <text:p text:style-name="P1"><text:tab/>}</text:p>
      <text:p text:style-name="P1"><text:tab/>solve ();</text:p>
      <text:p text:style-name="P1">}</text:p>
      <text:p text:style-name="P1"/>
      <text:p text:style-name="P1">void solve () {</text:p>
      <text:p text:style-name="P1"><text:tab/>cp3_dfs (root, root);</text:p>
      <text:p text:style-name="P1"/>
      <text:p text:style-name="P1"><text:tab/>for (int i = 0; i &lt; n; i++)</text:p>
      <text:p text:style-name="P1"><text:tab/><text:tab/>printf ("%d = {%d, %d}\n", i, num [i] - 1, low [i] - 1);</text:p>
      <text:p text:style-name="P1">}</text:p>
      <text:p text:style-name="P1"/>
      <text:p text:style-name="P1">int main () {</text:p>
      <text:p text:style-name="P1"><text:soft-page-break/><text:tab/>input ();</text:p>
      <text:p text:style-name="P1"><text:tab/>return 0;</text:p>
      <text:p text:style-name="P1">}</text:p>
      <text:p text:style-name="P1"/>
      <text:p text:style-name="P4">EDMOND KARP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pair &lt;int, int&gt; pi;</text:p>
      <text:p text:style-name="P1">typedef std::vector &lt;pi&gt; vpi;</text:p>
      <text:p text:style-name="P1">typedef std::vector &lt;vpi&gt; vvpi;</text:p>
      <text:p text:style-name="P1">typedef std::vector &lt;int&gt; vi;</text:p>
      <text:p text:style-name="P1"/>
      <text:p text:style-name="P1">const int MAXN = 1e3, INF = 0x3f3f3f3f;</text:p>
      <text:p text:style-name="P1"/>
      <text:p text:style-name="P1">int n, m, f, s, t;</text:p>
      <text:p text:style-name="P1">vvpi g;</text:p>
      <text:p text:style-name="P1">int res [MAXN][MAXN];</text:p>
      <text:p text:style-name="P1">vi bst;</text:p>
      <text:p text:style-name="P1"/>
      <text:p text:style-name="P1">void augmented_path (int v, int min) {</text:p>
      <text:p text:style-name="P1"><text:tab/>if (v == s) f = min;</text:p>
      <text:p text:style-name="P1"><text:tab/>else if (bst [v] != -1) {</text:p>
      <text:p text:style-name="P1"><text:tab/><text:tab/>// augmented_path (father of V, (min_edge (maximum flow) between the current MIN and the edge {bst [v] -&gt; v}));</text:p>
      <text:p text:style-name="P1"><text:tab/><text:tab/>augmented_path (bst [v], std::min (min, res [bst [v]][v]));</text:p>
      <text:p text:style-name="P1"><text:tab/><text:tab/>// F is a global variable which stores the min_edge (maximum_flow) on the</text:p>
      <text:p text:style-name="P1"><text:tab/><text:tab/>// bsf spanning tree</text:p>
      <text:p text:style-name="P1"><text:tab/><text:tab/>res [bst [v]][v] -= f;</text:p>
      <text:p text:style-name="P1"><text:tab/><text:tab/>res [v][bst [v]] += f;</text:p>
      <text:p text:style-name="P1"><text:tab/>}</text:p>
      <text:p text:style-name="P1">}</text:p>
      <text:p text:style-name="P1"/>
      <text:p text:style-name="P1">void ek () {</text:p>
      <text:p text:style-name="P1"><text:tab/>int ans = 0;</text:p>
      <text:p text:style-name="P1"/>
      <text:p text:style-name="P1"><text:tab/>while (1) {</text:p>
      <text:p text:style-name="P1"><text:tab/><text:tab/>f = 0;</text:p>
      <text:p text:style-name="P1"><text:tab/><text:tab/>vi dst (n, INF); dst [s] = 0;</text:p>
      <text:p text:style-name="P1"><text:tab/><text:tab/>std::queue &lt;int&gt; q;</text:p>
      <text:p text:style-name="P1"><text:tab/><text:tab/>q.push (s);</text:p>
      <text:p text:style-name="P1"><text:tab/><text:tab/>bst.assign (n, -1);</text:p>
      <text:p text:style-name="P1"><text:tab/><text:tab/>// run bfs</text:p>
      <text:p text:style-name="P1"><text:tab/><text:tab/>// bst [X] stores the father of X</text:p>
      <text:p text:style-name="P1"><text:tab/><text:tab/>// on the bfs spanning tree</text:p>
      <text:p text:style-name="P1"><text:tab/><text:tab/>while (!q.empty ()) {</text:p>
      <text:p text:style-name="P1"><text:tab/><text:tab/><text:tab/>int u = q.front (); q.pop ();</text:p>
      <text:p text:style-name="P1"><text:tab/><text:tab/><text:tab/>if (u == t) break;</text:p>
      <text:p text:style-name="P1"/>
      <text:p text:style-name="P1"><text:tab/><text:tab/><text:tab/>for (int v = 0; v &lt; n; v++) {</text:p>
      <text:p text:style-name="P1"><text:tab/><text:tab/><text:tab/><text:tab/>// if there is unused capacity and</text:p>
      <text:p text:style-name="P1"><text:tab/><text:tab/><text:tab/><text:tab/>// v was not visited yet</text:p>
      <text:p text:style-name="P1"><text:tab/><text:tab/><text:tab/><text:tab/>if (res [u][v] &gt; 0 &amp;&amp; dst [v] == INF) {</text:p>
      <text:p text:style-name="P1"><text:tab/><text:tab/><text:tab/><text:tab/><text:tab/>dst [v] = dst [u] + 1;</text:p>
      <text:p text:style-name="P1"><text:tab/><text:tab/><text:tab/><text:tab/><text:tab/>q.push (v);</text:p>
      <text:p text:style-name="P1"><text:tab/><text:tab/><text:tab/><text:tab/><text:tab/>bst [v] = u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// find a augmented path if exists</text:p>
      <text:p text:style-name="P1"><text:tab/><text:tab/>augmented_path (t, INF);</text:p>
      <text:p text:style-name="P1"><text:tab/><text:tab/>if (f == 0) break;</text:p>
      <text:p text:style-name="P1"><text:tab/><text:tab/>ans += f;</text:p>
      <text:p text:style-name="P1"><text:soft-page-break/><text:tab/>}</text:p>
      <text:p text:style-name="P1"><text:tab/>printf ("ans: %d\n", ans);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scanf ("%d%d", &amp;s, &amp;t);</text:p>
      <text:p text:style-name="P1"><text:tab/>g.clear ();</text:p>
      <text:p text:style-name="P1"><text:tab/>g.resize (n);</text:p>
      <text:p text:style-name="P1"><text:tab/>for (int i = 0; i &lt; m; i++) {</text:p>
      <text:p text:style-name="P1"><text:tab/><text:tab/>int a, b, c; scanf ("%d%d%d", &amp;a, &amp;b, &amp;c);</text:p>
      <text:p text:style-name="P1"><text:tab/><text:tab/>g [a].push_back ({b, c});</text:p>
      <text:p text:style-name="P1"><text:tab/><text:tab/>res [a][b] = c;</text:p>
      <text:p text:style-name="P1"><text:tab/>}</text:p>
      <text:p text:style-name="P1"><text:tab/>solve ();</text:p>
      <text:p text:style-name="P1">}</text:p>
      <text:p text:style-name="P1"/>
      <text:p text:style-name="P1">void solve () {</text:p>
      <text:p text:style-name="P1"><text:tab/>ek ();</text:p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4">DIJKSTRA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pair &lt;int, int&gt; pi;</text:p>
      <text:p text:style-name="P1">typedef std::vector &lt;int&gt; vi;</text:p>
      <text:p text:style-name="P1">typedef std::vector &lt;pi&gt; vpi;</text:p>
      <text:p text:style-name="P1">typedef std::vector &lt;vpi&gt; vvpi;</text:p>
      <text:p text:style-name="P1"/>
      <text:p text:style-name="P1">const int MAXN = 1e3, INF = 0x3f3f3f3f;</text:p>
      <text:p text:style-name="P1"/>
      <text:p text:style-name="P1">int n, m;</text:p>
      <text:p text:style-name="P1">vi dst;</text:p>
      <text:p text:style-name="P1">vvpi g;</text:p>
      <text:p text:style-name="P1">std::priority_queue &lt;pi&gt; pq;</text:p>
      <text:p text:style-name="P1"/>
      <text:p text:style-name="P1">void bfs (int x) {</text:p>
      <text:p text:style-name="P1"><text:tab/>pq.push ({0, x});</text:p>
      <text:p text:style-name="P1"><text:tab/>dst [x] = 0;</text:p>
      <text:p text:style-name="P1"><text:tab/>while (!pq.empty ()) {</text:p>
      <text:p text:style-name="P1"><text:tab/><text:tab/>pi top = pq.top (); pq.pop ();</text:p>
      <text:p text:style-name="P1"><text:s text:c="4"/>printf ("{%d, %d}\n", top.first, top.second);</text:p>
      <text:p text:style-name="P1"><text:tab/><text:tab/>if (top.first &gt; dst [top.second]) continue;</text:p>
      <text:p text:style-name="P1"/>
      <text:p text:style-name="P1"><text:tab/><text:tab/>for (pi i : g [top.second]) {</text:p>
      <text:p text:style-name="P1"><text:tab/><text:tab/><text:tab/>if (dst [top.second] + i.first &lt; dst [i.second]) {</text:p>
      <text:p text:style-name="P1"><text:tab/><text:tab/><text:tab/><text:tab/>dst [i.second] = dst [top.second] + i.first;</text:p>
      <text:p text:style-name="P1"><text:tab/><text:tab/><text:tab/><text:tab/>pq.push ({dst [i.second], i.second}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g.resize (n);</text:p>
      <text:p text:style-name="P1"><text:tab/>dst.assign (n, INF);</text:p>
      <text:p text:style-name="P1"/>
      <text:p text:style-name="P1"><text:soft-page-break/><text:tab/>for (int i = 0; i &lt; m; i++) {</text:p>
      <text:p text:style-name="P1"><text:tab/><text:tab/>int a, b, c; scanf ("%d%d%d", &amp;a, &amp;b, &amp;c);</text:p>
      <text:p text:style-name="P1"><text:tab/><text:tab/>g[a].push_back ({c, b});</text:p>
      <text:p text:style-name="P1"><text:tab/><text:tab/>g[b].push_back ({c, a});</text:p>
      <text:p text:style-name="P1"><text:tab/>}</text:p>
      <text:p text:style-name="P1"/>
      <text:p text:style-name="P1"><text:tab/>solve ();</text:p>
      <text:p text:style-name="P1">}</text:p>
      <text:p text:style-name="P1"/>
      <text:p text:style-name="P1">void solve () {</text:p>
      <text:p text:style-name="P1"><text:s text:c="2"/>puts ("calling dijkstra");</text:p>
      <text:p text:style-name="P1"><text:tab/>bfs (0);</text:p>
      <text:p text:style-name="P1"/>
      <text:p text:style-name="P1"><text:tab/>for (int i = 0; i &lt; dst.size (); i++)</text:p>
      <text:p text:style-name="P1"><text:tab/><text:tab/>printf ("0 -&gt; %d = %d\n", i, dst [i]);</text:p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2">FLOYD WARSHALL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const int MAXN = 1e3, INF = 0x3f3f3f3f;</text:p>
      <text:p text:style-name="P1"/>
      <text:p text:style-name="P1">typedef std::pair &lt;int, int&gt; pi;</text:p>
      <text:p text:style-name="P1">typedef std::vector &lt;pi&gt; vpi;</text:p>
      <text:p text:style-name="P1">typedef std::vector &lt;vpi&gt; vvpi;</text:p>
      <text:p text:style-name="P1"/>
      <text:p text:style-name="P1">int n, m;</text:p>
      <text:p text:style-name="P1">vvpi g;</text:p>
      <text:p text:style-name="P1">int arr [MAXN][MAXN], p [MAXN][MAXN];</text:p>
      <text:p text:style-name="P1"/>
      <text:p text:style-name="P1">void fw () {</text:p>
      <text:p text:style-name="P1"><text:tab/>for (int k = 0; k &lt; n; k++)</text:p>
      <text:p text:style-name="P1"><text:tab/><text:tab/>for (int i = 0; i &lt; n; i++)</text:p>
      <text:p text:style-name="P1"><text:tab/><text:tab/><text:tab/>for (int j = 0; j &lt; n; j++) {</text:p>
      <text:p text:style-name="P1"><text:tab/><text:tab/><text:tab/><text:tab/>printf ("{%d, %d} =&gt; {%d, %d} {%d, %d}\n", i, j, i, k, k, j);</text:p>
      <text:p text:style-name="P1"><text:tab/><text:tab/><text:tab/><text:tab/>if (arr [i][j] &gt; arr [i][k] + arr [k][j] ) {</text:p>
      <text:p text:style-name="P1"><text:tab/><text:tab/><text:tab/><text:tab/><text:tab/>printf ("{%d, %d} =&gt; {%d, %d} = %d\n", i, j, k, j, p [k][j]);</text:p>
      <text:p text:style-name="P1"><text:tab/><text:tab/><text:tab/><text:tab/><text:tab/>arr [i][j] = std::min (arr [i][j], arr [i][k] + arr [k][j]);</text:p>
      <text:p text:style-name="P1"><text:tab/><text:tab/><text:tab/><text:tab/><text:tab/>p [i][j] = p [k][j];</text:p>
      <text:p text:style-name="P1"><text:tab/><text:tab/><text:tab/><text:tab/>}</text:p>
      <text:p text:style-name="P1"><text:tab/><text:tab/><text:tab/>}</text:p>
      <text:p text:style-name="P1">}</text:p>
      <text:p text:style-name="P1"/>
      <text:p text:style-name="P1">void path (int i, int j) {</text:p>
      <text:p text:style-name="P1"><text:tab/>if (i != j)</text:p>
      <text:p text:style-name="P1"><text:tab/><text:tab/>path (i, p [i][j]);</text:p>
      <text:p text:style-name="P1"><text:tab/>printf ("%d ", j);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g.resize (n);</text:p>
      <text:p text:style-name="P1"><text:tab/>memset (arr, 0x3f, sizeof arr);</text:p>
      <text:p text:style-name="P1"><text:tab/>for (int i = 0; i &lt; n; i++) {</text:p>
      <text:p text:style-name="P1"><text:tab/><text:tab/>for (int j = 0; j &lt; n; j++)</text:p>
      <text:p text:style-name="P1"><text:soft-page-break/><text:tab/><text:tab/><text:tab/>p [i][j] = i;</text:p>
      <text:p text:style-name="P1"><text:tab/><text:tab/>arr [i][i] = 0;</text:p>
      <text:p text:style-name="P1"><text:tab/>}</text:p>
      <text:p text:style-name="P1"><text:tab/>for (int i = 0; i &lt; m; i++) {</text:p>
      <text:p text:style-name="P1"><text:tab/><text:tab/>int a, b, c; scanf ("%d%d%d", &amp;a, &amp;b, &amp;c);</text:p>
      <text:p text:style-name="P1"><text:tab/><text:tab/>g [a].push_back ({b, c});</text:p>
      <text:p text:style-name="P1"><text:tab/><text:tab/>arr [a][b] = c;</text:p>
      <text:p text:style-name="P1"><text:tab/>}</text:p>
      <text:p text:style-name="P1"><text:tab/>solve ();</text:p>
      <text:p text:style-name="P1">}</text:p>
      <text:p text:style-name="P1"/>
      <text:p text:style-name="P1">void solve () {</text:p>
      <text:p text:style-name="P1"><text:tab/>fw ();</text:p>
      <text:p text:style-name="P1"><text:tab/>for (int i = 0; i &lt; n; i++) {</text:p>
      <text:p text:style-name="P1"><text:tab/><text:tab/>for (int j = 0; j &lt; n; j++)</text:p>
      <text:p text:style-name="P1"><text:tab/><text:tab/><text:tab/>printf ("%d ", arr [i][j]);</text:p>
      <text:p text:style-name="P1"><text:tab/><text:tab/>puts ("");</text:p>
      <text:p text:style-name="P1"><text:tab/>}</text:p>
      <text:p text:style-name="P1"><text:tab/>puts ("shortest path");</text:p>
      <text:p text:style-name="P1"><text:tab/>path (3, 4);</text:p>
      <text:p text:style-name="P1"><text:tab/>puts ("");</text:p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4">EDGE PROPERTIE CHECK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vector &lt;int&gt; vi;</text:p>
      <text:p text:style-name="P1">typedef std::vector &lt;vi&gt; vvi;</text:p>
      <text:p text:style-name="P1"/>
      <text:p text:style-name="P1">const int MAXN = 2e2 + 1, explored = 2;</text:p>
      <text:p text:style-name="P1"/>
      <text:p text:style-name="P1">int n, m;</text:p>
      <text:p text:style-name="P1">vvi g;</text:p>
      <text:p text:style-name="P1">int visited [MAXN];</text:p>
      <text:p text:style-name="P1"/>
      <text:p text:style-name="P1">void dfs (int x, int f) {</text:p>
      <text:p text:style-name="P1"><text:tab/>visited [x] = explored;</text:p>
      <text:p text:style-name="P1"><text:tab/>for (int v : g [x]) {</text:p>
      <text:p text:style-name="P1"><text:tab/><text:tab/>if (!visited [v]) {</text:p>
      <text:p text:style-name="P1"><text:tab/><text:tab/><text:tab/>printf ("Tree-edge: {%d, %d}\n", x, v);</text:p>
      <text:p text:style-name="P1"><text:tab/><text:tab/><text:tab/>dfs (v, x);</text:p>
      <text:p text:style-name="P1"><text:tab/><text:tab/>}</text:p>
      <text:p text:style-name="P1"><text:tab/><text:tab/>else if (visited [v] == explored &amp;&amp; v != x)</text:p>
      <text:p text:style-name="P1"><text:tab/><text:tab/><text:tab/>printf ("Back-edge: {%d, %d}\n", x, v);</text:p>
      <text:p text:style-name="P1"><text:tab/><text:tab/>else</text:p>
      <text:p text:style-name="P1"><text:tab/><text:tab/><text:tab/>printf ("Forward/cross: {%d, %d}\n", x, v);</text:p>
      <text:p text:style-name="P1"><text:tab/>}</text:p>
      <text:p text:style-name="P1"><text:tab/>visited [x] = 1;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g.clear ();</text:p>
      <text:p text:style-name="P1"><text:tab/>g.resize (n);</text:p>
      <text:p text:style-name="P1"><text:tab/>memset (visited, 0, sizeof visited);</text:p>
      <text:p text:style-name="P1"><text:tab/>for (int i = 0; i &lt; m; i++) {</text:p>
      <text:p text:style-name="P1"><text:tab/><text:tab/>int a, b; scanf ("%d%d", &amp;a, &amp;b);</text:p>
      <text:p text:style-name="P1"><text:tab/><text:tab/>g [a].push_back (b);</text:p>
      <text:p text:style-name="P1"><text:soft-page-break/><text:tab/><text:tab/>g [b].push_back (a);</text:p>
      <text:p text:style-name="P1"><text:tab/>}</text:p>
      <text:p text:style-name="P1"><text:tab/>solve ();</text:p>
      <text:p text:style-name="P1">}</text:p>
      <text:p text:style-name="P1"/>
      <text:p text:style-name="P1">void solve () {</text:p>
      <text:p text:style-name="P1"><text:tab/>dfs (0, 0);</text:p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4">MAXFLOW DINIC</text:p>
      <text:p text:style-name="P1"/>
      <text:p text:style-name="P1">#include &lt;bits/stdc++.h&gt;</text:p>
      <text:p text:style-name="P1"/>
      <text:p text:style-name="P1">struct flow_edge {</text:p>
      <text:p text:style-name="P1"><text:tab/>int v, u; // flow from 'v' to 'u'</text:p>
      <text:p text:style-name="P1"><text:tab/>long long cap, flow = 0; // cap is the max flow in this edge</text:p>
      <text:p text:style-name="P1"><text:tab/>flow_edge (int v, int u, long long cap) : v (v), u (u), cap (cap) {}</text:p>
      <text:p text:style-name="P1">};</text:p>
      <text:p text:style-name="P1"/>
      <text:p text:style-name="P1">void input ();</text:p>
      <text:p text:style-name="P1">void solve ();</text:p>
      <text:p text:style-name="P1"/>
      <text:p text:style-name="P1">typedef long long ll;</text:p>
      <text:p text:style-name="P1">typedef std::pair &lt;int, int&gt; pi;</text:p>
      <text:p text:style-name="P1">typedef std::vector &lt;int&gt; vi;</text:p>
      <text:p text:style-name="P1">typedef std::vector &lt;vi&gt; vvi;</text:p>
      <text:p text:style-name="P1">typedef std::vector &lt;pi&gt; vpi;</text:p>
      <text:p text:style-name="P1">typedef std::vector &lt;vpi&gt; vvpi;</text:p>
      <text:p text:style-name="P1">typedef std::vector &lt;flow_edge&gt; vf;</text:p>
      <text:p text:style-name="P1">typedef std::queue &lt;int&gt; qi;</text:p>
      <text:p text:style-name="P1"/>
      <text:p text:style-name="P1">const long long flow_inf = 0x3f3f3f3f3f3f3f3f;</text:p>
      <text:p text:style-name="P1">int n, pos;</text:p>
      <text:p text:style-name="P1">int s, t;</text:p>
      <text:p text:style-name="P1"/>
      <text:p text:style-name="P1">vf edges;</text:p>
      <text:p text:style-name="P1">vvi adj;</text:p>
      <text:p text:style-name="P1">vi level, ptr;</text:p>
      <text:p text:style-name="P1">qi q;</text:p>
      <text:p text:style-name="P1"/>
      <text:p text:style-name="P1">// init</text:p>
      <text:p text:style-name="P1">void dinic (int n1, int s1, int t1) {</text:p>
      <text:p text:style-name="P1"><text:tab/>n = n1; s = s1; t = t1;</text:p>
      <text:p text:style-name="P1"><text:tab/>adj.clear ();</text:p>
      <text:p text:style-name="P1"><text:tab/>level.clear ();</text:p>
      <text:p text:style-name="P1"><text:tab/>ptr.clear ();</text:p>
      <text:p text:style-name="P1"><text:tab/>adj.resize (n);</text:p>
      <text:p text:style-name="P1"><text:tab/>level.resize (n);</text:p>
      <text:p text:style-name="P1"><text:tab/>ptr.resize (n);</text:p>
      <text:p text:style-name="P1">}</text:p>
      <text:p text:style-name="P1"/>
      <text:p text:style-name="P1">// add an edge to the residual graph</text:p>
      <text:p text:style-name="P1">void add_edge (int v, int u, long long cap) {</text:p>
      <text:p text:style-name="P1"><text:tab/>// add an edge V -&gt; U with CAP</text:p>
      <text:p text:style-name="P1"><text:tab/>// add an back-edge U -&gt; V with 0</text:p>
      <text:p text:style-name="P1"><text:tab/>edges.push_back (flow_edge (v, u, cap));</text:p>
      <text:p text:style-name="P1"><text:tab/>edges.push_back (flow_edge (u, v, 0));</text:p>
      <text:p text:style-name="P1"><text:tab/>// undirected graph which represents</text:p>
      <text:p text:style-name="P1"><text:tab/>// the residual graph without any capacity</text:p>
      <text:p text:style-name="P1"><text:tab/>adj [v].push_back (pos);</text:p>
      <text:p text:style-name="P1"><text:tab/>adj [u].push_back (pos + 1);</text:p>
      <text:p text:style-name="P1"><text:tab/>pos += 2;</text:p>
      <text:p text:style-name="P1"><text:soft-page-break/>}</text:p>
      <text:p text:style-name="P1"/>
      <text:p text:style-name="P1">bool bfs () {</text:p>
      <text:p text:style-name="P1"><text:tab/>while (!q.empty ()) {</text:p>
      <text:p text:style-name="P1"><text:tab/><text:tab/>int v = q.front ();</text:p>
      <text:p text:style-name="P1"><text:tab/><text:tab/>q.pop ();</text:p>
      <text:p text:style-name="P1"><text:tab/><text:tab/>for (int id : adj [v]) {</text:p>
      <text:p text:style-name="P1"><text:tab/><text:tab/><text:tab/>// if there is no capacity left and</text:p>
      <text:p text:style-name="P1"><text:tab/><text:tab/><text:tab/>// the vertex is already visited just continue</text:p>
      <text:p text:style-name="P1"><text:tab/><text:tab/><text:tab/>if (edges [id].cap - edges [id].flow &lt; 1)</text:p>
      <text:p text:style-name="P1"><text:tab/><text:tab/><text:tab/><text:tab/>continue;</text:p>
      <text:p text:style-name="P1"><text:tab/><text:tab/><text:tab/>if (level [edges [id].u] != -1)</text:p>
      <text:p text:style-name="P1"><text:tab/><text:tab/><text:tab/><text:tab/>continue;</text:p>
      <text:p text:style-name="P1"><text:tab/><text:tab/><text:tab/>// normal bfs</text:p>
      <text:p text:style-name="P1"><text:tab/><text:tab/><text:tab/>level [edges [id].u] = level [v] + 1;</text:p>
      <text:p text:style-name="P1"><text:tab/><text:tab/><text:tab/>q.push (edges [id].u);</text:p>
      <text:p text:style-name="P1"><text:tab/><text:tab/>}</text:p>
      <text:p text:style-name="P1"><text:tab/>}</text:p>
      <text:p text:style-name="P1"><text:tab/>// return true if the sink T is reached</text:p>
      <text:p text:style-name="P1"><text:tab/>return level [t] != -1;</text:p>
      <text:p text:style-name="P1">}</text:p>
      <text:p text:style-name="P1"/>
      <text:p text:style-name="P1">long long dfs (int v, long long pushed) {</text:p>
      <text:p text:style-name="P1"><text:tab/>if (pushed == 0)</text:p>
      <text:p text:style-name="P1"><text:tab/><text:tab/>return 0;</text:p>
      <text:p text:style-name="P1"><text:tab/>if (v == t)</text:p>
      <text:p text:style-name="P1"><text:tab/><text:tab/>return pushed;</text:p>
      <text:p text:style-name="P1"/>
      <text:p text:style-name="P1"><text:tab/>// for all neightbors of v</text:p>
      <text:p text:style-name="P1"><text:tab/>for (int &amp;cid = ptr [v]; cid &lt; (int)adj [v].size (); cid++) {</text:p>
      <text:p text:style-name="P1"><text:tab/><text:tab/>// ID <text:s/>is the id of edge which connects V -&gt; U</text:p>
      <text:p text:style-name="P1"><text:tab/><text:tab/>int id = adj [v][cid];</text:p>
      <text:p text:style-name="P1"><text:tab/><text:tab/>// u is the back-edge of V -&gt; U</text:p>
      <text:p text:style-name="P1"><text:tab/><text:tab/>int u = edges [id].u;</text:p>
      <text:p text:style-name="P1"/>
      <text:p text:style-name="P1"><text:tab/><text:tab/>// if V -&gt; U isnt on the bfs spanning tree</text:p>
      <text:p text:style-name="P1"><text:tab/><text:tab/>// or it doesnt have capacity left just continue</text:p>
      <text:p text:style-name="P1"><text:tab/><text:tab/>if (level [v] + 1 != level [u] || edges [id].cap - edges [id].flow &lt; 1)</text:p>
      <text:p text:style-name="P1"><text:tab/><text:tab/><text:tab/>continue;</text:p>
      <text:p text:style-name="P1"><text:tab/><text:tab/>// find the min_edge capacity on the bfs spanning tree using dfs</text:p>
      <text:p text:style-name="P1"><text:tab/><text:tab/>long long tr = dfs (u, std::min (pushed, edges [id].cap - edges [id].flow));</text:p>
      <text:p text:style-name="P1"><text:tab/><text:tab/>// if there isnt flow left, continue</text:p>
      <text:p text:style-name="P1"><text:tab/><text:tab/>if (tr == 0)</text:p>
      <text:p text:style-name="P1"><text:tab/><text:tab/><text:tab/>continue;</text:p>
      <text:p text:style-name="P1"><text:tab/><text:tab/>// else update the flow residual graph</text:p>
      <text:p text:style-name="P1"><text:tab/><text:tab/>edges [id].flow += tr;</text:p>
      <text:p text:style-name="P1"><text:tab/><text:tab/>edges [id ^ 1].flow -= tr;</text:p>
      <text:p text:style-name="P1"><text:tab/><text:tab/>// return TR</text:p>
      <text:p text:style-name="P1"><text:tab/><text:tab/>return tr;</text:p>
      <text:p text:style-name="P1"><text:tab/>}</text:p>
      <text:p text:style-name="P1"><text:tab/>// return 0 if there isnt capacity left</text:p>
      <text:p text:style-name="P1"><text:tab/>return 0;</text:p>
      <text:p text:style-name="P1">}</text:p>
      <text:p text:style-name="P1"/>
      <text:p text:style-name="P1">long long flow () {</text:p>
      <text:p text:style-name="P1"><text:tab/>long long f = 0;</text:p>
      <text:p text:style-name="P1"><text:tab/>while (true) {</text:p>
      <text:p text:style-name="P1"><text:tab/><text:tab/>// all level are -1</text:p>
      <text:p text:style-name="P1"><text:tab/><text:tab/>std::fill (level.begin (), level.end (), -1);</text:p>
      <text:p text:style-name="P1"><text:tab/><text:tab/>// source level is 0</text:p>
      <text:p text:style-name="P1"><text:tab/><text:tab/>level [s] = 0;</text:p>
      <text:p text:style-name="P1"><text:tab/><text:tab/>q.push (s);</text:p>
      <text:p text:style-name="P1"><text:tab/><text:tab/>if (!bfs ())</text:p>
      <text:p text:style-name="P1"><text:tab/><text:tab/><text:tab/>break;</text:p>
      <text:p text:style-name="P1"><text:tab/><text:tab/>// all ptr are 0</text:p>
      <text:p text:style-name="P1"><text:tab/><text:tab/>std::fill (ptr.begin (), ptr.end (), 0);</text:p>
      <text:p text:style-name="P1"><text:soft-page-break/><text:tab/><text:tab/>// pushed will be the min-edge or max-flow in the</text:p>
      <text:p text:style-name="P1"><text:tab/><text:tab/>// bfs spanning tree, which was found by the dfs</text:p>
      <text:p text:style-name="P1"><text:tab/><text:tab/>while (long long pushed = dfs (s, flow_inf)) {</text:p>
      <text:p text:style-name="P1"><text:tab/><text:tab/><text:tab/>f += pushed;</text:p>
      <text:p text:style-name="P1"><text:tab/><text:tab/>}</text:p>
      <text:p text:style-name="P1"><text:tab/>}</text:p>
      <text:p text:style-name="P1"><text:tab/>return f;</text:p>
      <text:p text:style-name="P1">}</text:p>
      <text:p text:style-name="P1"/>
      <text:p text:style-name="P1">void input () {</text:p>
      <text:p text:style-name="P1">}</text:p>
      <text:p text:style-name="P1"/>
      <text:p text:style-name="P1">void solve () {</text:p>
      <text:p text:style-name="P1">}</text:p>
      <text:p text:style-name="P1"/>
      <text:p text:style-name="P1"/>
      <text:p text:style-name="P1">int main () {</text:p>
      <text:p text:style-name="P1"><text:tab/>// necessary to add the (S)ource and the (T)sink using add_edge ();</text:p>
      <text:p text:style-name="P1"><text:tab/>return 0;</text:p>
      <text:p text:style-name="P1">}</text:p>
      <text:p text:style-name="P1"/>
      <text:p text:style-name="P4">MST KRUSKAL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pair &lt;int, int&gt; pi;</text:p>
      <text:p text:style-name="P1">typedef std::pair &lt;int, pi&gt; pipi;</text:p>
      <text:p text:style-name="P1">typedef std::vector &lt;int&gt; vi;</text:p>
      <text:p text:style-name="P1">typedef std::vector &lt;pipi&gt; vpi;</text:p>
      <text:p text:style-name="P1"/>
      <text:p text:style-name="P1">const int MAXN = 1e2 + 1;</text:p>
      <text:p text:style-name="P1"/>
      <text:p text:style-name="P1">vpi edges;</text:p>
      <text:p text:style-name="P1">vi p, rank, size;</text:p>
      <text:p text:style-name="P1">int n, m;</text:p>
      <text:p text:style-name="P1">int visited [MAXN];</text:p>
      <text:p text:style-name="P1">std::priority_queue &lt;pi&gt; pq;</text:p>
      <text:p text:style-name="P1"/>
      <text:p text:style-name="P1">int find (int i) {</text:p>
      <text:p text:style-name="P1"><text:tab/>return (p [i] == i) ? i : p [i] = find (p [i]); // path compression</text:p>
      <text:p text:style-name="P1">}</text:p>
      <text:p text:style-name="P1"/>
      <text:p text:style-name="P1">int same (int i, int j) {</text:p>
      <text:p text:style-name="P1"><text:tab/>return find (i) == find (j);</text:p>
      <text:p text:style-name="P1">}</text:p>
      <text:p text:style-name="P1"/>
      <text:p text:style-name="P1">int add (int i, int j) {</text:p>
      <text:p text:style-name="P1"><text:tab/>if (!same (i, j)) {</text:p>
      <text:p text:style-name="P1"><text:tab/><text:tab/>int x = find (i);</text:p>
      <text:p text:style-name="P1"><text:tab/><text:tab/>int y = find (j);</text:p>
      <text:p text:style-name="P1"><text:tab/><text:tab/>if (rank [x] &gt; rank [y]) {</text:p>
      <text:p text:style-name="P1"><text:tab/><text:tab/><text:tab/>p [y] = x;</text:p>
      <text:p text:style-name="P1"><text:tab/><text:tab/><text:tab/>size [x] += size [y];</text:p>
      <text:p text:style-name="P1"><text:tab/><text:tab/>}</text:p>
      <text:p text:style-name="P1"><text:tab/><text:tab/>else {</text:p>
      <text:p text:style-name="P1"><text:tab/><text:tab/><text:tab/>p [x] = y;</text:p>
      <text:p text:style-name="P1"><text:tab/><text:tab/><text:tab/>size [y] += size [x];</text:p>
      <text:p text:style-name="P1"><text:tab/><text:tab/><text:tab/>if (rank [x] == rank [y])</text:p>
      <text:p text:style-name="P1"><text:tab/><text:tab/><text:tab/><text:tab/>rank [y]++;</text:p>
      <text:p text:style-name="P1"><text:tab/><text:tab/>}</text:p>
      <text:p text:style-name="P1"><text:tab/><text:tab/>return 1;</text:p>
      <text:p text:style-name="P1"><text:tab/>}</text:p>
      <text:p text:style-name="P1"><text:tab/>return 0;</text:p>
      <text:p text:style-name="P1">}</text:p>
      <text:p text:style-name="P1"><text:soft-page-break/></text:p>
      <text:p text:style-name="P1">void kruskal () {</text:p>
      <text:p text:style-name="P1"><text:tab/>std::sort (edges.begin (), edges.end ());</text:p>
      <text:p text:style-name="P1"><text:tab/>long long ans = 0;</text:p>
      <text:p text:style-name="P1"><text:tab/>for (int i = 0; i &lt; m; i++) {</text:p>
      <text:p text:style-name="P1"><text:tab/><text:tab/>if (add (edges [i].second.first, edges [i].second.second)) {</text:p>
      <text:p text:style-name="P1"><text:tab/><text:tab/><text:tab/>//printf ("{%d, %d}\n", edges [i].second.first, edges [i].second.second);</text:p>
      <text:p text:style-name="P1"><text:tab/><text:tab/><text:tab/>ans += edges [i].first;</text:p>
      <text:p text:style-name="P1"><text:tab/><text:tab/>}</text:p>
      <text:p text:style-name="P1"><text:tab/>}</text:p>
      <text:p text:style-name="P1"><text:tab/>printf ("%lld\n", ans);</text:p>
      <text:p text:style-name="P1">}</text:p>
      <text:p text:style-name="P1"/>
      <text:p text:style-name="P1">void aux (int s) {</text:p>
      <text:p text:style-name="P1"><text:tab/>visited [s] = 1;</text:p>
      <text:p text:style-name="P1"><text:tab/>for (int i = 0; i &lt; m; i++)</text:p>
      <text:p text:style-name="P1"><text:tab/><text:tab/>if (edges [i].second.first == s &amp;&amp; !visited [edges [i].second.second])</text:p>
      <text:p text:style-name="P1"><text:tab/><text:tab/><text:tab/>pq.push ({-edges [i].first, -edges [i].second.second});</text:p>
      <text:p text:style-name="P1"><text:tab/><text:tab/>else if (edges [i].second.second == s &amp;&amp; !visited [edges [i].second.first])</text:p>
      <text:p text:style-name="P1"><text:tab/><text:tab/><text:tab/>pq.push ({-edges [i].first, -edges [i].second.first});</text:p>
      <text:p text:style-name="P1">}</text:p>
      <text:p text:style-name="P1"/>
      <text:p text:style-name="P1">void prim (int s) {</text:p>
      <text:p text:style-name="P1"><text:tab/>long long ans = 0;</text:p>
      <text:p text:style-name="P1"/>
      <text:p text:style-name="P1"><text:tab/>aux (s);</text:p>
      <text:p text:style-name="P1"><text:tab/>while (!pq.empty ()) {</text:p>
      <text:p text:style-name="P1"><text:tab/><text:tab/>pi top = pq.top (); pq.pop ();</text:p>
      <text:p text:style-name="P1"><text:tab/><text:tab/>printf ("{%d, %d}\n", -top.first, -top.second);</text:p>
      <text:p text:style-name="P1"><text:tab/><text:tab/>if (!visited [-top.second]) {</text:p>
      <text:p text:style-name="P1"><text:tab/><text:tab/><text:tab/>ans += -top.first;</text:p>
      <text:p text:style-name="P1"><text:tab/><text:tab/><text:tab/>aux (-top.second);</text:p>
      <text:p text:style-name="P1"><text:tab/><text:tab/>}</text:p>
      <text:p text:style-name="P1"><text:tab/>}</text:p>
      <text:p text:style-name="P1"><text:tab/>printf ("%lld\n", ans);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// n++; if starts from 1</text:p>
      <text:p text:style-name="P1"><text:tab/>edges.clear ();</text:p>
      <text:p text:style-name="P1"><text:tab/>size.clear ();</text:p>
      <text:p text:style-name="P1"><text:tab/>rank.clear ();</text:p>
      <text:p text:style-name="P1"><text:tab/>p.clear ();</text:p>
      <text:p text:style-name="P1"><text:tab/>size.assign (n, 1);</text:p>
      <text:p text:style-name="P1"><text:tab/>rank.assign (n, 0);</text:p>
      <text:p text:style-name="P1"><text:tab/>p.assign (n, 0);</text:p>
      <text:p text:style-name="P1"><text:tab/>for (int i = 0; i &lt; n; i++)</text:p>
      <text:p text:style-name="P1"><text:tab/><text:tab/>p [i] = i;</text:p>
      <text:p text:style-name="P1"><text:tab/>for (int i = 0; i &lt; m; i++) {</text:p>
      <text:p text:style-name="P1"><text:tab/><text:tab/>int a, b, c; scanf ("%d%d%d", &amp;a, &amp;b, &amp;c);</text:p>
      <text:p text:style-name="P1"><text:tab/><text:tab/>edges.push_back ({c, {a, b}});</text:p>
      <text:p text:style-name="P1"><text:tab/>}</text:p>
      <text:p text:style-name="P1"><text:tab/>solve ();</text:p>
      <text:p text:style-name="P1">}</text:p>
      <text:p text:style-name="P1"/>
      <text:p text:style-name="P1">void solve () {</text:p>
      <text:p text:style-name="P1"><text:tab/>prim (0);</text:p>
      <text:p text:style-name="P1">}</text:p>
      <text:p text:style-name="P1"/>
      <text:p text:style-name="P1">int main () {</text:p>
      <text:p text:style-name="P1"><text:tab/>input ();</text:p>
      <text:p text:style-name="P1"><text:tab/>return 0;</text:p>
      <text:p text:style-name="P1">}</text:p>
      <text:p text:style-name="P1"/>
      <text:p text:style-name="P1"><text:soft-page-break/></text:p>
      <text:p text:style-name="P1"/>
      <text:p text:style-name="P4">TOPOLOGICAL SORT DAG</text:p>
      <text:p text:style-name="P1"/>
      <text:p text:style-name="P1">#include &lt;bits/stdc++.h&gt;</text:p>
      <text:p text:style-name="P1"/>
      <text:p text:style-name="P1">void input ();</text:p>
      <text:p text:style-name="P1">void solve ();</text:p>
      <text:p text:style-name="P1"/>
      <text:p text:style-name="P1">typedef std::vector &lt;int&gt; vi;</text:p>
      <text:p text:style-name="P1">typedef std::vector &lt;vi&gt; vvi;</text:p>
      <text:p text:style-name="P1"/>
      <text:p text:style-name="P1">const int MAXN = 1e3;</text:p>
      <text:p text:style-name="P1"/>
      <text:p text:style-name="P1">int n, m;</text:p>
      <text:p text:style-name="P1">int visited [MAXN];</text:p>
      <text:p text:style-name="P1">int inc [MAXN], out [MAXN];</text:p>
      <text:p text:style-name="P1">vi ans;</text:p>
      <text:p text:style-name="P1">vvi g;</text:p>
      <text:p text:style-name="P1"/>
      <text:p text:style-name="P1">// the idea of topological sort is to always remove the TOP first, which could be more than 1</text:p>
      <text:p text:style-name="P1">// but everytime that a TOP is removed we get the next TOP</text:p>
      <text:p text:style-name="P1">// TOP == vertices which has no incoming edges</text:p>
      <text:p text:style-name="P1"/>
      <text:p text:style-name="P1">void dfs (int x) {</text:p>
      <text:p text:style-name="P1"><text:tab/>visited [x] = 1;</text:p>
      <text:p text:style-name="P1"><text:tab/>for (int v : g [x])</text:p>
      <text:p text:style-name="P1"><text:tab/><text:tab/>if (!visited [v])</text:p>
      <text:p text:style-name="P1"><text:tab/><text:tab/><text:tab/>dfs (v);</text:p>
      <text:p text:style-name="P1"><text:tab/>ans.push_back (x);</text:p>
      <text:p text:style-name="P1">}</text:p>
      <text:p text:style-name="P1"/>
      <text:p text:style-name="P1">void bfs () {</text:p>
      <text:p text:style-name="P1"><text:tab/>std::queue &lt;int&gt; q;</text:p>
      <text:p text:style-name="P1"><text:tab/>for (int i = 0; i &lt; n; i++)</text:p>
      <text:p text:style-name="P1"><text:tab/><text:tab/>if (!inc [i])</text:p>
      <text:p text:style-name="P1"><text:tab/><text:tab/><text:tab/>q.push (i);</text:p>
      <text:p text:style-name="P1"/>
      <text:p text:style-name="P1"><text:tab/>while (!q.empty ()) {</text:p>
      <text:p text:style-name="P1"><text:tab/><text:tab/>int x = q.front (); q.pop ();</text:p>
      <text:p text:style-name="P1"><text:tab/><text:tab/>ans.push_back (x);</text:p>
      <text:p text:style-name="P1"><text:tab/><text:tab/>for (int v : g [x])</text:p>
      <text:p text:style-name="P1"><text:tab/><text:tab/><text:tab/>if (--inc [v] == 0)</text:p>
      <text:p text:style-name="P1"><text:tab/><text:tab/><text:tab/><text:tab/>q.push (v);</text:p>
      <text:p text:style-name="P1"><text:tab/>}</text:p>
      <text:p text:style-name="P1">}</text:p>
      <text:p text:style-name="P1"/>
      <text:p text:style-name="P1">void input () {</text:p>
      <text:p text:style-name="P1"><text:tab/>scanf ("%d%d", &amp;n, &amp;m);</text:p>
      <text:p text:style-name="P1"><text:tab/>g.clear ();</text:p>
      <text:p text:style-name="P1"><text:tab/>g.resize (n);</text:p>
      <text:p text:style-name="P1"><text:tab/>for (int i = 0; i &lt; m; i++) {</text:p>
      <text:p text:style-name="P1"><text:tab/><text:tab/>int a, b; scanf ("%d%d", &amp;a, &amp;b);</text:p>
      <text:p text:style-name="P1"><text:tab/><text:tab/>g [a].push_back (b);</text:p>
      <text:p text:style-name="P1"><text:tab/><text:tab/>out [a]++;</text:p>
      <text:p text:style-name="P1"><text:tab/><text:tab/>inc [b]++;</text:p>
      <text:p text:style-name="P1"><text:tab/>}</text:p>
      <text:p text:style-name="P1">}</text:p>
      <text:p text:style-name="P1"/>
      <text:p text:style-name="P1">void solve () {</text:p>
      <text:p text:style-name="P1"><text:tab/>/*</text:p>
      <text:p text:style-name="P1"><text:tab/>for (int i = 0; i &lt; n; i++)</text:p>
      <text:p text:style-name="P1"><text:tab/><text:tab/>if (!visited [i])</text:p>
      <text:p text:style-name="P1"><text:tab/><text:tab/><text:tab/>dfs (i);</text:p>
      <text:p text:style-name="P1"><text:tab/>for (int i = ans.size () - 1; i &gt;= 0; i--)</text:p>
      <text:p text:style-name="P1"><text:tab/><text:tab/>printf ("%d ", ans [i]);</text:p>
      <text:p text:style-name="P1"><text:soft-page-break/><text:tab/>puts ("");</text:p>
      <text:p text:style-name="P1"><text:tab/>*/</text:p>
      <text:p text:style-name="P1"/>
      <text:p text:style-name="P1"><text:tab/>bfs ();</text:p>
      <text:p text:style-name="P1"><text:tab/>for (int i = 0; i &lt; ans.size (); i++)</text:p>
      <text:p text:style-name="P1"><text:tab/><text:tab/>printf ("%d ", ans [i]);</text:p>
      <text:p text:style-name="P1"><text:tab/>puts ("");</text:p>
      <text:p text:style-name="P1">}</text:p>
      <text:p text:style-name="P1"/>
      <text:p text:style-name="P1">int main () {</text:p>
      <text:p text:style-name="P1"><text:tab/>input ();</text:p>
      <text:p text:style-name="P1"><text:tab/>solve ();</text:p>
      <text:p text:style-name="P1"><text:tab/>return 0;</text:p>
      <text:p text:style-name="P1">}</text:p>
      <text:p text:style-name="P1"/>
      <text:p text:style-name="P5">SEGMENT TREE</text:p>
      <text:p text:style-name="P1"/>
      <text:p text:style-name="P14">#include &lt;bits/stdc++.h&gt;</text:p>
      <text:p text:style-name="P14"/>
      <text:p text:style-name="P14">const int MAXN = 1e5 + 1;</text:p>
      <text:p text:style-name="P14">int n;</text:p>
      <text:p text:style-name="P14">int arr [MAXN * 2];</text:p>
      <text:p text:style-name="P14"/>
      <text:p text:style-name="P14">// ***** RANGE SUM QUERY *****</text:p>
      <text:p text:style-name="P14"/>
      <text:p text:style-name="P14">// use arr as the seg_tree and the input array</text:p>
      <text:p text:style-name="P14">// all positions from N to 2 * N are already filled with the leaf values</text:p>
      <text:p text:style-name="P14">void build () {</text:p>
      <text:p text:style-name="P14"><text:s text:c="2"/>for (int i = n - 1; i &gt; 0; i--)</text:p>
      <text:p text:style-name="P14"><text:s text:c="4"/>arr [i] = arr [i &lt;&lt; 1] + arr [(i &lt;&lt; 1) + 1];</text:p>
      <text:p text:style-name="P14">}</text:p>
      <text:p text:style-name="P14"/>
      <text:p text:style-name="P14">void update (int p, int value) { </text:p>
      <text:p text:style-name="P14"><text:s text:c="2"/>p += n; // p + n == leaf nodes indexs</text:p>
      <text:p text:style-name="P14"><text:s text:c="2"/>// arr [p] = value == updating the leaf index</text:p>
      <text:p text:style-name="P14"><text:s text:c="2"/>// arr [p &gt;&gt; 1] == father node</text:p>
      <text:p text:style-name="P14"><text:s text:c="2"/>// arr [p] + arr [p ^ 1] == pair that have the same father (odd and even number)</text:p>
      <text:p text:style-name="P14"><text:s text:c="2"/>for (arr [p] = value; p &gt; 1; p &gt;&gt;= 1)</text:p>
      <text:p text:style-name="P14"><text:s text:c="4"/>arr [p &gt;&gt; 1] = arr [p] + arr [p ^ 1];</text:p>
      <text:p text:style-name="P14">}</text:p>
      <text:p text:style-name="P14"/>
      <text:p text:style-name="P14">int rq (int l, int r) { // [L, R[</text:p>
      <text:p text:style-name="P14"><text:s text:c="2"/>int res = 0;</text:p>
      <text:p text:style-name="P14"><text:s text:c="2"/>l += n;</text:p>
      <text:p text:style-name="P14"><text:s text:c="2"/>r += n;</text:p>
      <text:p text:style-name="P14"><text:s text:c="2"/>for (; l &lt; r; l &gt;&gt;= 1, r &gt;&gt;= 1) {</text:p>
      <text:p text:style-name="P14"><text:s text:c="4"/>if (l &amp; 1)</text:p>
      <text:p text:style-name="P14"><text:s text:c="6"/>res += arr [l++];</text:p>
      <text:p text:style-name="P14"><text:s text:c="4"/>if (r &amp; 1)</text:p>
      <text:p text:style-name="P14"><text:s text:c="6"/>res += arr [--r];</text:p>
      <text:p text:style-name="P14"><text:s text:c="2"/>}</text:p>
      <text:p text:style-name="P14"/>
      <text:p text:style-name="P14"><text:s text:c="2"/>return res;</text:p>
      <text:p text:style-name="P14">}</text:p>
      <text:p text:style-name="P14"/>
      <text:p text:style-name="P14">int main () {</text:p>
      <text:p text:style-name="P14"><text:s text:c="2"/>scanf ("%d", &amp;n);</text:p>
      <text:p text:style-name="P14"/>
      <text:p text:style-name="P14"><text:s text:c="2"/>for (int i = 0; i &lt; n; i++)</text:p>
      <text:p text:style-name="P14"><text:s text:c="4"/>scanf ("%d", arr + i + n);</text:p>
      <text:p text:style-name="P14"/>
      <text:p text:style-name="P14"><text:s text:c="2"/>build ();</text:p>
      <text:p text:style-name="P14"><text:s text:c="2"/>puts ("printing the tree:");</text:p>
      <text:p text:style-name="P14"><text:s text:c="2"/>for (int i = 1; i &lt; 2 * n; i++)</text:p>
      <text:p text:style-name="P14"><text:s text:c="4"/>printf ("%d ", arr [i]);</text:p>
      <text:p text:style-name="P14"><text:s text:c="2"/>puts ("");</text:p>
      <text:p text:style-name="P14"/>
      <text:p text:style-name="P14"><text:soft-page-break/></text:p>
      <text:p text:style-name="P14"><text:s text:c="2"/>printf ("rq [1, 2]: %d\n", rq (3, 8));</text:p>
      <text:p text:style-name="P14"><text:s text:c="2"/>return 0;</text:p>
      <text:p text:style-name="P14">}</text:p>
      <text:p text:style-name="P14"/>
      <text:p text:style-name="P10">FENWICK TREE</text:p>
      <text:p text:style-name="P14"/>
      <text:p text:style-name="P14">#include &lt;bits/stdc++.h&gt;</text:p>
      <text:p text:style-name="P14"/>
      <text:p text:style-name="P14">#define LSOne(x) (x &amp; (-x))</text:p>
      <text:p text:style-name="P14"/>
      <text:p text:style-name="P14">typedef std::vector &lt;int&gt; vi;</text:p>
      <text:p text:style-name="P14">vi ft;</text:p>
      <text:p text:style-name="P14">int n;</text:p>
      <text:p text:style-name="P14">int q;</text:p>
      <text:p text:style-name="P14"/>
      <text:p text:style-name="P14">void insert (int num, int freq) {</text:p>
      <text:p text:style-name="P14"><text:s text:c="2"/>int x = num;</text:p>
      <text:p text:style-name="P14"><text:s text:c="2"/>// o num vai de num e se atualiaza com num += (LSOne (num))</text:p>
      <text:p text:style-name="P14"><text:s text:c="2"/>// ate que preencher todas as posicoes possiveis com</text:p>
      <text:p text:style-name="P14"><text:s text:c="2"/>// ft [num] += freq</text:p>
      <text:p text:style-name="P14"><text:s text:c="2"/>for (; num &lt; ft.size (); num += (num &amp; (-num))) {</text:p>
      <text:p text:style-name="P14"><text:s text:c="4"/>ft [num] += freq;</text:p>
      <text:p text:style-name="P14"><text:s text:c="4"/>printf ("num: %d, freq: %d, ft: %d\n", num, freq, ft [num]);</text:p>
      <text:p text:style-name="P14"><text:s text:c="2"/>}</text:p>
      <text:p text:style-name="P14">}</text:p>
      <text:p text:style-name="P14"/>
      <text:p text:style-name="P14">int rsq(int num) { // returns RSQ(1, b)</text:p>
      <text:p text:style-name="P14"><text:s text:c="2"/>int sum = 0;</text:p>
      <text:p text:style-name="P14"><text:s text:c="2"/>// o num faz o processo inverso do insert assim,</text:p>
      <text:p text:style-name="P14"><text:s text:c="2"/>// como no insert ele vai crescendo, na busca ele </text:p>
      <text:p text:style-name="P14"><text:s text:c="2"/>// diminui</text:p>
      <text:p text:style-name="P14"><text:s text:c="2"/>for (; num; num -= LSOne(num)) {</text:p>
      <text:p text:style-name="P14"><text:s text:c="4"/>printf ("num: %d, ft[num]: %d\n", num, ft[num]);</text:p>
      <text:p text:style-name="P14"><text:s text:c="4"/>sum += ft[num];</text:p>
      <text:p text:style-name="P14"><text:s text:c="2"/>}</text:p>
      <text:p text:style-name="P14"><text:s text:c="2"/>return sum; </text:p>
      <text:p text:style-name="P14">}</text:p>
      <text:p text:style-name="P14"/>
      <text:p text:style-name="P14">int rsq(int a, int b) { // returns RSQ(a, b)</text:p>
      <text:p text:style-name="P14"><text:s text:c="2"/>// se a == 1 retorna rsq (b) - 0</text:p>
      <text:p text:style-name="P14"><text:s text:c="2"/>// se a != 1 retorna rsq (b) - rsq (a - 1)</text:p>
      <text:p text:style-name="P14"><text:s text:c="2"/>// assim "excluindo" a parte do range antes de 'a'</text:p>
      <text:p text:style-name="P14"><text:s text:c="2"/>return rsq(b) - (a == 1 ? 0 : rsq(a - 1));</text:p>
      <text:p text:style-name="P14">}</text:p>
      <text:p text:style-name="P14"/>
      <text:p text:style-name="P14">int main () {</text:p>
      <text:p text:style-name="P14"><text:s text:c="2"/>scanf ("%d", &amp;n);</text:p>
      <text:p text:style-name="P14"><text:s text:c="2"/>ft.assign (n + 1, 0);</text:p>
      <text:p text:style-name="P14"/>
      <text:p text:style-name="P14"><text:s text:c="2"/>for (int i = 1; i &lt;= n; i++) {</text:p>
      <text:p text:style-name="P14"><text:s text:c="4"/>int a;</text:p>
      <text:p text:style-name="P14"><text:s text:c="4"/>puts ("NEW");</text:p>
      <text:p text:style-name="P14"><text:s text:c="4"/>scanf ("%d", &amp;a);</text:p>
      <text:p text:style-name="P14"><text:s text:c="4"/>insert (i, a);</text:p>
      <text:p text:style-name="P14"><text:s text:c="2"/>}</text:p>
      <text:p text:style-name="P14"/>
      <text:p text:style-name="P14"><text:s text:c="2"/>for (int i = 1; i &lt; ft.size (); i++)</text:p>
      <text:p text:style-name="P14"><text:s text:c="4"/>printf ("%d ", ft [i]);</text:p>
      <text:p text:style-name="P14"><text:s text:c="2"/>puts ("");</text:p>
      <text:p text:style-name="P14"/>
      <text:p text:style-name="P14"><text:s text:c="2"/>printf ("rsq : %d\n", rsq (3, 3));</text:p>
      <text:p text:style-name="P14"><text:s text:c="2"/>return 0;</text:p>
      <text:p text:style-name="P14">}</text:p>
      <text:p text:style-name="P14"/>
      <text:p text:style-name="P14"/>
      <text:p text:style-name="P1"/>
      <text:p text:style-name="P6"><text:soft-page-break/>COMPUTATIONAL GEOMETRY</text:p>
      <text:p text:style-name="P11">BASIC</text:p>
      <text:p text:style-name="P14"/>
      <text:p text:style-name="P14">#include &lt;bits/stdc++.h&gt;</text:p>
      <text:p text:style-name="P14"/>
      <text:p text:style-name="P14">struct Point {</text:p>
      <text:p text:style-name="P14"><text:s text:c="2"/>int x = 0, y = 0;</text:p>
      <text:p text:style-name="P14"/>
      <text:p text:style-name="P14"><text:s text:c="2"/>Point operator- (Point a) {</text:p>
      <text:p text:style-name="P14"><text:s text:c="4"/>Point ans;</text:p>
      <text:p text:style-name="P14"><text:s text:c="4"/>ans.x = x - a.x;</text:p>
      <text:p text:style-name="P14"><text:s text:c="4"/>ans.y = y - a.y;</text:p>
      <text:p text:style-name="P14"><text:s text:c="4"/>return ans;</text:p>
      <text:p text:style-name="P14"><text:s text:c="2"/>}</text:p>
      <text:p text:style-name="P14"/>
      <text:p text:style-name="P14"><text:s text:c="2"/>// lexographically</text:p>
      <text:p text:style-name="P14"><text:s text:c="2"/>bool operator&lt; (Point a) {</text:p>
      <text:p text:style-name="P14"><text:s text:c="4"/>if (x == a.x)</text:p>
      <text:p text:style-name="P14"><text:s text:c="6"/>return y &lt; a.y;</text:p>
      <text:p text:style-name="P14"><text:s text:c="4"/>return x &lt; a.x;</text:p>
      <text:p text:style-name="P14"><text:s text:c="2"/>}</text:p>
      <text:p text:style-name="P14">};</text:p>
      <text:p text:style-name="P14"/>
      <text:p text:style-name="P14">Point center;</text:p>
      <text:p text:style-name="P14"/>
      <text:p text:style-name="P14">// which quarter</text:p>
      <text:p text:style-name="P14">int quarter (Point a) {</text:p>
      <text:p text:style-name="P14"><text:s text:c="2"/>if (a.x &gt;= 0 &amp;&amp; a.y &gt;= 0)</text:p>
      <text:p text:style-name="P14"><text:s text:c="4"/>return 1;</text:p>
      <text:p text:style-name="P14"><text:s text:c="2"/>if (a.x &lt;= 0 &amp;&amp; a.y &gt;= 0)</text:p>
      <text:p text:style-name="P14"><text:s text:c="4"/>return 2;</text:p>
      <text:p text:style-name="P14"><text:s text:c="2"/>if (a.x &lt;= 0 &amp;&amp; a.y &lt;= 0)</text:p>
      <text:p text:style-name="P14"><text:s text:c="4"/>return 3;</text:p>
      <text:p text:style-name="P14"><text:s text:c="2"/>return 4;</text:p>
      <text:p text:style-name="P14">}</text:p>
      <text:p text:style-name="P14"/>
      <text:p text:style-name="P14">// cros product</text:p>
      <text:p text:style-name="P14">int cross (Point a, Point b) {</text:p>
      <text:p text:style-name="P14"><text:s text:c="2"/>return a.x * b.y - a.y * b.x;</text:p>
      <text:p text:style-name="P14">}</text:p>
      <text:p text:style-name="P14"/>
      <text:p text:style-name="P14">// return a point which represents a vector</text:p>
      <text:p text:style-name="P14">Point toVector (Point a, Point b) {</text:p>
      <text:p text:style-name="P14"><text:s text:c="2"/>Point ans;</text:p>
      <text:p text:style-name="P14"><text:s text:c="2"/>ans.x = b.x - a.x;</text:p>
      <text:p text:style-name="P14"><text:s text:c="2"/>ans.y = b.y - a.y;</text:p>
      <text:p text:style-name="P14"><text:s text:c="2"/>return ans;</text:p>
      <text:p text:style-name="P14">}</text:p>
      <text:p text:style-name="P14"/>
      <text:p text:style-name="P14">// positive == left, 0 == colinear, negative == right</text:p>
      <text:p text:style-name="P14">int checkTurn (Point a, Point b, Point c) {</text:p>
      <text:p text:style-name="P14"><text:s text:c="2"/>return cross (toVector (a, b), toVector (a, c));</text:p>
      <text:p text:style-name="P14">}</text:p>
      <text:p text:style-name="P14"/>
      <text:p text:style-name="P14">// compare function by polar angle</text:p>
      <text:p text:style-name="P14">bool cmp (Point a, Point b) {</text:p>
      <text:p text:style-name="P14"><text:s text:c="2"/>a = a - center; b = b - center; // relative points from a pivot</text:p>
      <text:p text:style-name="P14"><text:s text:c="2"/>if (quarter (a) == quarter (b))</text:p>
      <text:p text:style-name="P14"><text:s text:c="4"/>return cross (a, b) &gt; 0;</text:p>
      <text:p text:style-name="P14"/>
      <text:p text:style-name="P14"><text:s text:c="2"/>return quarter (a) &lt; quarter (b);</text:p>
      <text:p text:style-name="P14">}</text:p>
      <text:p text:style-name="P14"/>
      <text:p text:style-name="P14">// convex hull Andrew`s monotone chain</text:p>
      <text:p text:style-name="P14">std::vector &lt;Point&gt; ch_monotone (std::vector &lt;Point&gt; pts) {</text:p>
      <text:p text:style-name="P14"><text:s text:c="2"/>int k = 0;</text:p>
      <text:p text:style-name="P14"><text:s text:c="2"/>std::vector &lt;Point&gt; ans (pts.size () * 2);</text:p>
      <text:p text:style-name="P14"><text:soft-page-break/><text:s text:c="2"/>std::sort (pts.begin (), pts.end ());</text:p>
      <text:p text:style-name="P14"/>
      <text:p text:style-name="P14"><text:s text:c="2"/>puts ("SORTED:");</text:p>
      <text:p text:style-name="P14"><text:s text:c="2"/>for (int i = 0; i &lt; pts.size (); i++)</text:p>
      <text:p text:style-name="P14"><text:s text:c="4"/>printf ("{%d, %d} ", pts [i].x, pts [i].y);</text:p>
      <text:p text:style-name="P14"><text:s text:c="2"/>puts ("");</text:p>
      <text:p text:style-name="P14"/>
      <text:p text:style-name="P14"><text:s text:c="2"/>// lower hull</text:p>
      <text:p text:style-name="P14"><text:s text:c="2"/>for (int i = 0; i &lt; pts.size (); i++) {</text:p>
      <text:p text:style-name="P14"/>
      <text:p text:style-name="P14"><text:s text:c="4"/>// more than 2 points and while notConvex remove last point</text:p>
      <text:p text:style-name="P14"><text:s text:c="4"/>while (k &gt;= 2 &amp;&amp; checkTurn (ans [k - 2], ans [k - 1], pts [i]) &lt; 0)</text:p>
      <text:p text:style-name="P14"><text:s text:c="6"/>k--;</text:p>
      <text:p text:style-name="P14"><text:s text:c="4"/>ans [k++] = pts [i];</text:p>
      <text:p text:style-name="P14"><text:s text:c="2"/>}</text:p>
      <text:p text:style-name="P14"><text:s text:c="2"/>printf ("k: %d\n", k);</text:p>
      <text:p text:style-name="P14"><text:s text:c="2"/>for (int i = 0; i &lt; k; i++)</text:p>
      <text:p text:style-name="P14"><text:s text:c="4"/>printf ("{%d, %d} ", ans [i].x, ans [i].y);</text:p>
      <text:p text:style-name="P14"><text:s text:c="2"/>puts ("");</text:p>
      <text:p text:style-name="P14"><text:s text:c="2"/>// upper hull</text:p>
      <text:p text:style-name="P14"><text:s text:c="2"/>for (int i = (int)pts.size () - 2, t = k + 1; i &gt;= 0; i--) {</text:p>
      <text:p text:style-name="P14"><text:s text:c="4"/>// k &gt;= t to not erase the lower hull ans while notConvex remove last point</text:p>
      <text:p text:style-name="P14"><text:s text:c="4"/>while (k &gt;= t &amp;&amp; checkTurn (ans [k - 2], ans [k - 1], pts [i]) &lt; 0)</text:p>
      <text:p text:style-name="P14"><text:s text:c="6"/>k--;</text:p>
      <text:p text:style-name="P14"><text:s text:c="4"/>ans [k++] = pts [i];</text:p>
      <text:p text:style-name="P14"><text:s text:c="2"/>}</text:p>
      <text:p text:style-name="P14"/>
      <text:p text:style-name="P14"><text:s text:c="2"/>ans.resize (k);</text:p>
      <text:p text:style-name="P14"><text:s text:c="2"/>return ans;</text:p>
      <text:p text:style-name="P14">}</text:p>
      <text:p text:style-name="P14"/>
      <text:p text:style-name="P14"/>
      <text:p text:style-name="P14">int main () {</text:p>
      <text:p text:style-name="P14"><text:s text:c="2"/>std::vector &lt;Point&gt; input, hull;</text:p>
      <text:p text:style-name="P14"/>
      <text:p text:style-name="P14"><text:s text:c="2"/>input.resize (7);</text:p>
      <text:p text:style-name="P14"><text:s text:c="2"/>input [0].x = 0; input [0].y = 0;</text:p>
      <text:p text:style-name="P14"><text:s text:c="2"/>input [1].x = 0; input [1].y = 8;</text:p>
      <text:p text:style-name="P14"><text:s text:c="2"/>input [2].x = 1; input [2].y = 6;</text:p>
      <text:p text:style-name="P14"><text:s text:c="2"/>input [3].x = 3; input [3].y = 1;</text:p>
      <text:p text:style-name="P14"><text:s text:c="2"/>input [4].x = 6; input [4].y = 6;</text:p>
      <text:p text:style-name="P14"><text:s text:c="2"/>input [5].x = 8; input [5].y = 0;</text:p>
      <text:p text:style-name="P14"><text:s text:c="2"/>input [6].x = 8; input [6].y = 8;</text:p>
      <text:p text:style-name="P14"/>
      <text:p text:style-name="P14"><text:s text:c="2"/>puts ("INPUT:");</text:p>
      <text:p text:style-name="P14"><text:s text:c="2"/>for (int i = 0; i &lt; input.size (); i++)</text:p>
      <text:p text:style-name="P14"><text:s text:c="4"/>printf ("{%d, %d} ", input [i].x, input [i].y);</text:p>
      <text:p text:style-name="P14"><text:s text:c="2"/>puts ("");</text:p>
      <text:p text:style-name="P14"/>
      <text:p text:style-name="P14"><text:s text:c="2"/>hull = ch_monotone (input);</text:p>
      <text:p text:style-name="P14"/>
      <text:p text:style-name="P14"><text:s text:c="2"/>puts ("CH:");</text:p>
      <text:p text:style-name="P14"><text:s text:c="2"/>for (int i = 0; i &lt; hull.size (); i++)</text:p>
      <text:p text:style-name="P14"><text:s text:c="4"/>printf ("{%d, %d} ", hull [i].x, hull [i].y);</text:p>
      <text:p text:style-name="P14"><text:s text:c="2"/>puts ("");</text:p>
      <text:p text:style-name="P14"/>
      <text:p text:style-name="P14"><text:s text:c="2"/>return 0;</text:p>
      <text:p text:style-name="P14">}</text:p>
      <text:p text:style-name="P14"/>
      <text:p text:style-name="P11">INTEGER LINE</text:p>
      <text:p text:style-name="P14"/>
      <text:p text:style-name="P14">#include &lt;bits/stdc++.h&gt;</text:p>
      <text:p text:style-name="P14"/>
      <text:p text:style-name="P14">typedef long long ll;</text:p>
      <text:p text:style-name="P14"/>
      <text:p text:style-name="P14">struct point {ll x, y;};</text:p>
      <text:p text:style-name="P14">struct line {</text:p>
      <text:p text:style-name="P14"><text:soft-page-break/><text:s text:c="2"/>ll a, b, c; //ax - by = c</text:p>
      <text:p text:style-name="P14"><text:s text:c="2"/>bool operator &lt;(const line&amp; rhs) const {</text:p>
      <text:p text:style-name="P14"><text:s text:c="4"/>return std::make_tuple(a, b, c) &lt; std::make_tuple(rhs.a, rhs.b, rhs.c);</text:p>
      <text:p text:style-name="P14"><text:s text:c="2"/>}</text:p>
      <text:p text:style-name="P14">};</text:p>
      <text:p text:style-name="P14"/>
      <text:p text:style-name="P14">ll gcd(ll a, ll b) {</text:p>
      <text:p text:style-name="P14"><text:s text:c="2"/>while (b) {</text:p>
      <text:p text:style-name="P14"><text:s text:c="4"/>a %= b;</text:p>
      <text:p text:style-name="P14"><text:s text:c="4"/>std::swap(a, b);</text:p>
      <text:p text:style-name="P14"><text:s text:c="2"/>}</text:p>
      <text:p text:style-name="P14"><text:s text:c="2"/>return a;</text:p>
      <text:p text:style-name="P14">}</text:p>
      <text:p text:style-name="P14"/>
      <text:p text:style-name="P14">line pointsToLine(point p1, point p2) {</text:p>
      <text:p text:style-name="P14"><text:s text:c="2"/>ll a = p1.y - p2.y;</text:p>
      <text:p text:style-name="P14"><text:s text:c="2"/>ll b = p1.x - p2.x;</text:p>
      <text:p text:style-name="P14"><text:s text:c="2"/>ll c = p1.y * p2.x - p2.y * p1.x;</text:p>
      <text:p text:style-name="P14"/>
      <text:p text:style-name="P14"><text:s text:c="2"/>ll d = gcd(gcd(a, b), c);</text:p>
      <text:p text:style-name="P14"><text:s text:c="2"/>a/=d, b/=d, c/=d;</text:p>
      <text:p text:style-name="P14"/>
      <text:p text:style-name="P14"><text:s text:c="2"/>if (a &lt; 0) a*=-1, b*=-1, c*=-1;</text:p>
      <text:p text:style-name="P14"/>
      <text:p text:style-name="P14"><text:s text:c="2"/>return {a, b, c};</text:p>
      <text:p text:style-name="P14">}</text:p>
      <text:p text:style-name="P14"/>
      <text:p text:style-name="P14">bool areParallel(line l1, line l2) {</text:p>
      <text:p text:style-name="P14"><text:s text:c="2"/>return (l1.a == l2.a) &amp;&amp; (l1.b == l2.b);</text:p>
      <text:p text:style-name="P14">}</text:p>
      <text:p text:style-name="P14"/>
      <text:p text:style-name="P14">bool areSame(line l1, line l2) {</text:p>
      <text:p text:style-name="P14"><text:s text:c="2"/>return areParallel(l1, l2) &amp;&amp; (l1.c == l2.c);</text:p>
      <text:p text:style-name="P14">}</text:p>
      <text:p text:style-name="P14"/>
      <text:p text:style-name="P11">INTERSECT</text:p>
      <text:p text:style-name="P14"/>
      <text:p text:style-name="P14">struct point {int x, y;};</text:p>
      <text:p text:style-name="P14"/>
      <text:p text:style-name="P14">struct segment {point a, b;};</text:p>
      <text:p text:style-name="P14"/>
      <text:p text:style-name="P14">point tovec(point a, point b) {</text:p>
      <text:p text:style-name="P14"><text:s text:c="2"/>return {b.x-a.x, b.y-a.y};</text:p>
      <text:p text:style-name="P14">}</text:p>
      <text:p text:style-name="P14"/>
      <text:p text:style-name="P14">int cross(point a, point b) {</text:p>
      <text:p text:style-name="P14"><text:s text:c="2"/>return a.x*b.y - a.y*b.x;</text:p>
      <text:p text:style-name="P14">}</text:p>
      <text:p text:style-name="P14"/>
      <text:p text:style-name="P14">bool ccw(point p, point q, point r) {</text:p>
      <text:p text:style-name="P14"><text:s text:c="2"/>return cross(tovec(p, q), tovec(p, r)) &gt; 0;</text:p>
      <text:p text:style-name="P14">}</text:p>
      <text:p text:style-name="P14"/>
      <text:p text:style-name="P14">bool collinear(point p, point q, point r) {</text:p>
      <text:p text:style-name="P14"><text:s text:c="2"/>return cross(tovec(p, q), tovec(p, r)) == 0;</text:p>
      <text:p text:style-name="P14">}</text:p>
      <text:p text:style-name="P14"/>
      <text:p text:style-name="P14">bool in_bouding_box(point p, point q, point r) {</text:p>
      <text:p text:style-name="P14"><text:s text:c="2"/>int maxX = std::max(q.x, r.x), minX = std::min(q.x, r.x);</text:p>
      <text:p text:style-name="P14"><text:s text:c="2"/>int maxY = std::max(q.y, r.y), minY = std::min(q.y, r.y);</text:p>
      <text:p text:style-name="P14"><text:s text:c="2"/>return p.x &lt;= maxX &amp;&amp; p.x &gt;= minX &amp;&amp; p.y &lt;= maxY &amp;&amp; p.y &gt;= minY;</text:p>
      <text:p text:style-name="P14">}</text:p>
      <text:p text:style-name="P14"/>
      <text:p text:style-name="P14">bool segment_intersect(segment s, segment t) {</text:p>
      <text:p text:style-name="P14"><text:s text:c="2"/>if (collinear(s.a, t.a, t.b) &amp;&amp; in_bouding_box(s.a, t.a, t.b)) return true;</text:p>
      <text:p text:style-name="P14"><text:s text:c="2"/>if (collinear(s.b, t.a, t.b) &amp;&amp; in_bouding_box(s.b, t.a, t.b)) return true;</text:p>
      <text:p text:style-name="P14"><text:s text:c="2"/>if (collinear(t.a, s.a, s.b) &amp;&amp; in_bouding_box(t.a, s.a, s.b)) return true;</text:p>
      <text:p text:style-name="P14"><text:soft-page-break/><text:s text:c="2"/>if (collinear(t.b, s.a, s.b) &amp;&amp; in_bouding_box(t.b, s.a, s.b)) return true;</text:p>
      <text:p text:style-name="P14"/>
      <text:p text:style-name="P14"><text:s text:c="2"/>if (ccw(s.a, s.b, t.a) != ccw(s.a, s.b, t.b) </text:p>
      <text:p text:style-name="P14"><text:s text:c="6"/>&amp;&amp; ccw(t.a, t.b, s.a) != ccw(t.a, t.b, s.b))</text:p>
      <text:p text:style-name="P14"><text:s text:c="2"/>{</text:p>
      <text:p text:style-name="P14"><text:s text:c="4"/>return true;</text:p>
      <text:p text:style-name="P14"><text:s text:c="2"/>}</text:p>
      <text:p text:style-name="P14"/>
      <text:p text:style-name="P14"><text:s text:c="2"/>return false;</text:p>
      <text:p text:style-name="P14">}</text:p>
      <text:p text:style-name="P14"/>
      <text:p text:style-name="P12">CALOPSITA</text:p>
      <text:p text:style-name="P14"/>
      <text:p text:style-name="P14">#define EPS 1e-9</text:p>
      <text:p text:style-name="P14"/>
      <text:p text:style-name="P14">struct point {</text:p>
      <text:p text:style-name="P14"><text:tab/>double x, y;</text:p>
      <text:p text:style-name="P14"><text:tab/>point() { x = y = 0.0; }</text:p>
      <text:p text:style-name="P14"><text:tab/>point(double _x, double _y) : x(_x), y(_y) {}</text:p>
      <text:p text:style-name="P14"><text:tab/>double norm() { return hypot(x, y); }</text:p>
      <text:p text:style-name="P14"><text:tab/>point normalized() {</text:p>
      <text:p text:style-name="P14"><text:tab/><text:tab/>return point(x,y)*(1.0/norm());</text:p>
      <text:p text:style-name="P14"><text:tab/>}</text:p>
      <text:p text:style-name="P14"><text:tab/>double angle() { return atan2(y, x); }</text:p>
      <text:p text:style-name="P14"><text:tab/>double polarAngle() {</text:p>
      <text:p text:style-name="P14"><text:tab/><text:tab/>double a = atan2(y, x);</text:p>
      <text:p text:style-name="P14"><text:tab/><text:tab/>return a &lt; 0 ? a + 2*acos(-1.0) : a;</text:p>
      <text:p text:style-name="P14"><text:tab/>}</text:p>
      <text:p text:style-name="P14"><text:tab/>bool operator &lt; (point other) const {</text:p>
      <text:p text:style-name="P14"><text:tab/><text:tab/>if (fabs(x - other.x) &gt; EPS) return x &lt; other.x;</text:p>
      <text:p text:style-name="P14"><text:tab/><text:tab/>else return y &lt; other.y;</text:p>
      <text:p text:style-name="P14"><text:tab/>}</text:p>
      <text:p text:style-name="P14"><text:tab/>bool operator == (point other) const {</text:p>
      <text:p text:style-name="P14"><text:tab/><text:tab/>return (fabs(x - other.x) &lt; EPS &amp;&amp; (fabs(y - other.y) &lt; EPS));</text:p>
      <text:p text:style-name="P14"><text:tab/>}</text:p>
      <text:p text:style-name="P14"><text:tab/>point operator +(point other) const {</text:p>
      <text:p text:style-name="P14"><text:tab/><text:tab/>return point(x + other.x, y + other.y);</text:p>
      <text:p text:style-name="P14"><text:tab/>}</text:p>
      <text:p text:style-name="P14"><text:tab/>point operator -(point other) const {</text:p>
      <text:p text:style-name="P14"><text:tab/><text:tab/>return point(x - other.x, y - other.y);</text:p>
      <text:p text:style-name="P14"><text:tab/>}</text:p>
      <text:p text:style-name="P14"><text:tab/>point operator *(double k) const {</text:p>
      <text:p text:style-name="P14"><text:tab/><text:tab/>return point(x*k, y*k);</text:p>
      <text:p text:style-name="P14"><text:tab/>}</text:p>
      <text:p text:style-name="P14">};</text:p>
      <text:p text:style-name="P14">double dist(point p1, point p2) {</text:p>
      <text:p text:style-name="P14"><text:tab/>return hypot(p1.x - p2.x, p1.y - p2.y);</text:p>
      <text:p text:style-name="P14">}</text:p>
      <text:p text:style-name="P14">double inner(point p1, point p2) {</text:p>
      <text:p text:style-name="P14"><text:tab/>return p1.x*p2.x + p1.y*p2.y;</text:p>
      <text:p text:style-name="P14">}</text:p>
      <text:p text:style-name="P14">double cross(point p1, point p2) {</text:p>
      <text:p text:style-name="P14"><text:tab/>return p1.x*p2.y - p1.y*p2.x;</text:p>
      <text:p text:style-name="P14">}</text:p>
      <text:p text:style-name="P14">bool ccw(point p, point q, point r) {</text:p>
      <text:p text:style-name="P14"><text:tab/>return cross(q-p, r-p) &gt; 0;</text:p>
      <text:p text:style-name="P14">}</text:p>
      <text:p text:style-name="P14">bool collinear(point p, point q, point r) {</text:p>
      <text:p text:style-name="P14"><text:tab/>return fabs(cross(p-q, r-p)) &lt; EPS;</text:p>
      <text:p text:style-name="P14">}</text:p>
      <text:p text:style-name="P14">point rotate(point p, double rad) {</text:p>
      <text:p text:style-name="P14"><text:tab/>return point(p.x * cos(rad) - p.y * sin(rad),</text:p>
      <text:p text:style-name="P14"><text:tab/><text:tab/><text:tab/>p.x * sin(rad) + p.y * cos(rad));</text:p>
      <text:p text:style-name="P14">}</text:p>
      <text:p text:style-name="P14">double angle(point a, point o, point b) {</text:p>
      <text:p text:style-name="P14"><text:tab/>return acos(inner(a-o, b-o) / (dist(o,a)*dist(o,b)));</text:p>
      <text:p text:style-name="P14">}</text:p>
      <text:p text:style-name="P14"><text:soft-page-break/>point proj(point u, point v) {</text:p>
      <text:p text:style-name="P14"><text:tab/>return v*(inner(u,v)/inner(v,v));</text:p>
      <text:p text:style-name="P14">}</text:p>
      <text:p text:style-name="P14">bool between(point p, point q, point r) {</text:p>
      <text:p text:style-name="P14"><text:tab/>return collinear(p, q, r) &amp;&amp; inner(p - q, r - q) &lt;= 0;</text:p>
      <text:p text:style-name="P14">}</text:p>
      <text:p text:style-name="P14">point lineIntersectSeg(point p, point q, point A, point B) {</text:p>
      <text:p text:style-name="P14"><text:tab/>double c = cross(A-B, p-q);</text:p>
      <text:p text:style-name="P14"><text:tab/>double a = cross(A, B);</text:p>
      <text:p text:style-name="P14"><text:tab/>double b = cross(p, q);</text:p>
      <text:p text:style-name="P14"><text:tab/>return ((p-q)*(a/c)) - ((A-B)*(b/c));</text:p>
      <text:p text:style-name="P14">}</text:p>
      <text:p text:style-name="P14">bool parallel(point a, point b) {</text:p>
      <text:p text:style-name="P14"><text:tab/>return fabs(cross(a, b)) &lt; EPS;</text:p>
      <text:p text:style-name="P14">}</text:p>
      <text:p text:style-name="P14">bool segIntersects(point a, point b, point p, point q) {</text:p>
      <text:p text:style-name="P14"><text:tab/>if (parallel(a-b, p-q)) {</text:p>
      <text:p text:style-name="P14"><text:tab/><text:tab/>return between(a, p, b) || between(a, q, b)</text:p>
      <text:p text:style-name="P14"><text:tab/><text:tab/><text:tab/>|| between(p, a, q) || between(p, b, q); </text:p>
      <text:p text:style-name="P14"><text:tab/>}</text:p>
      <text:p text:style-name="P14"><text:tab/>point i = lineIntersectSeg(a, b, p, q);</text:p>
      <text:p text:style-name="P14"><text:tab/>return between(a, i, b) &amp;&amp; between(p, i, q);</text:p>
      <text:p text:style-name="P14">}</text:p>
      <text:p text:style-name="P14">point closestToLineSegment(point p, point a, point b) {</text:p>
      <text:p text:style-name="P14"><text:tab/>double u = inner(p-a, b-a) / inner(b-a, b-a);</text:p>
      <text:p text:style-name="P14"><text:tab/>if (u &lt; 0.0) return a;</text:p>
      <text:p text:style-name="P14"><text:tab/>if (u &gt; 1.0) return b;</text:p>
      <text:p text:style-name="P14"><text:tab/>return a + ((b-a)*u);</text:p>
      <text:p text:style-name="P14">}</text:p>
      <text:p text:style-name="P14">struct circle{</text:p>
      <text:p text:style-name="P14"><text:tab/>point c;</text:p>
      <text:p text:style-name="P14"><text:tab/>double r;</text:p>
      <text:p text:style-name="P14"><text:tab/>circle() { c = point(); r = 0; }</text:p>
      <text:p text:style-name="P14"><text:tab/>circle(point _c, double _r) : c(_c), r(_r) {}</text:p>
      <text:p text:style-name="P14"><text:tab/>double area() { return acos(-1.0)*r*r; }</text:p>
      <text:p text:style-name="P14"><text:tab/>double chord(double rad) { return <text:s/>2*r*sin(rad/2.0); }</text:p>
      <text:p text:style-name="P14"><text:tab/>double sector(double rad) { return 0.5*rad*area()/acos(-1.0); }</text:p>
      <text:p text:style-name="P14"><text:tab/>bool intersects(circle other) {</text:p>
      <text:p text:style-name="P14"><text:tab/><text:tab/>return dist(c, other.c) &lt; r + other.r;</text:p>
      <text:p text:style-name="P14"><text:tab/>}</text:p>
      <text:p text:style-name="P14"><text:tab/>bool contains(point p) { return dist(c, p) &lt;= r + EPS; }</text:p>
      <text:p text:style-name="P14"><text:tab/>pair&lt;point, point&gt; getTangentPoint(point p) {</text:p>
      <text:p text:style-name="P14"><text:tab/><text:tab/>double d1 = dist(p, c), theta = asin(r/d1);</text:p>
      <text:p text:style-name="P14"><text:tab/><text:tab/>point p1 = rotate(c-p,-theta);</text:p>
      <text:p text:style-name="P14"><text:tab/><text:tab/>point p2 = rotate(c-p,theta);</text:p>
      <text:p text:style-name="P14"><text:tab/><text:tab/>p1 = p1*(sqrt(d1*d1-r*r)/d1)+p;</text:p>
      <text:p text:style-name="P14"><text:tab/><text:tab/>p2 = p2*(sqrt(d1*d1-r*r)/d1)+p;</text:p>
      <text:p text:style-name="P14"><text:tab/><text:tab/>return make_pair(p1,p2);</text:p>
      <text:p text:style-name="P14"><text:tab/>}</text:p>
      <text:p text:style-name="P14"><text:tab/>vector&lt; pair&lt;point,point&gt; &gt; getTangentSegs(circle other) {</text:p>
      <text:p text:style-name="P14"><text:tab/><text:tab/>vector&lt;pair&lt;point, point&gt; &gt; ans;</text:p>
      <text:p text:style-name="P14"><text:tab/><text:tab/>double d = dist(other.c, c);</text:p>
      <text:p text:style-name="P14"><text:tab/><text:tab/>double dr = abs(r - other.r), sr = r + other.r;</text:p>
      <text:p text:style-name="P14"><text:tab/><text:tab/>if (dr &gt;= d) return ans;</text:p>
      <text:p text:style-name="P14"><text:tab/><text:tab/>double u = acos(dr / d);</text:p>
      <text:p text:style-name="P14"><text:tab/><text:tab/>point dc1 = ((other.c - c).normalized())*r;</text:p>
      <text:p text:style-name="P14"><text:tab/><text:tab/>point dc2 = ((other.c - c).normalized())*other.r;</text:p>
      <text:p text:style-name="P14"><text:tab/><text:tab/>ans.push_back(make_pair(c + rotate(dc1, u), other.c + rotate(dc2, u)));</text:p>
      <text:p text:style-name="P14"><text:tab/><text:tab/>ans.push_back(make_pair(c + rotate(dc1, -u), other.c + rotate(dc2, -u)));</text:p>
      <text:p text:style-name="P14"><text:tab/><text:tab/>if (sr &gt;= d) return ans;</text:p>
      <text:p text:style-name="P14"><text:tab/><text:tab/>double v = acos(sr / d);</text:p>
      <text:p text:style-name="P14"><text:tab/><text:tab/>dc2 = ((c - other.c).normalized()) * other.r;</text:p>
      <text:p text:style-name="P14"><text:tab/><text:tab/>ans.push_back({c + rotate(dc1, v), other.c + rotate(dc2, v)});</text:p>
      <text:p text:style-name="P14"><text:tab/><text:tab/>ans.push_back({c + rotate(dc1, -v), other.c + rotate(dc2, -v)});</text:p>
      <text:p text:style-name="P14"><text:tab/><text:tab/>return ans;</text:p>
      <text:p text:style-name="P14"><text:tab/>}</text:p>
      <text:p text:style-name="P14"><text:soft-page-break/><text:tab/>pair&lt;point, point&gt; getIntersectionPoints(circle other){</text:p>
      <text:p text:style-name="P14"><text:tab/><text:tab/>assert(intersects(other));</text:p>
      <text:p text:style-name="P14"><text:tab/><text:tab/>double d = dist(c, other.c);</text:p>
      <text:p text:style-name="P14"><text:tab/><text:tab/>double u = acos((other.r*other.r + d*d - r*r) / (2*other.r*d));</text:p>
      <text:p text:style-name="P14"><text:tab/><text:tab/>point dc = ((other.c - c).normalized()) * r;</text:p>
      <text:p text:style-name="P14"><text:tab/><text:tab/>return make_pair(c + rotate(dc, u), c + rotate(dc, -u));</text:p>
      <text:p text:style-name="P14"><text:tab/>}</text:p>
      <text:p text:style-name="P14">};</text:p>
      <text:p text:style-name="P14"/>
      <text:p text:style-name="P14">circle circumcircle(point a, point b, point c) {</text:p>
      <text:p text:style-name="P14"><text:tab/>circle ans;</text:p>
      <text:p text:style-name="P14"><text:tab/>point u = point((b-a).y, -(b-a).x);</text:p>
      <text:p text:style-name="P14"><text:tab/>point v = point((c-a).y, -(c-a).x);</text:p>
      <text:p text:style-name="P14"><text:tab/>point n = (c-b)*0.5;</text:p>
      <text:p text:style-name="P14"><text:tab/>double t = cross(u,n)/cross(v,u);</text:p>
      <text:p text:style-name="P14"><text:tab/>ans.c = ((a+c)*0.5) + (v*t);</text:p>
      <text:p text:style-name="P14"><text:tab/>ans.r = dist(ans.c, a);</text:p>
      <text:p text:style-name="P14"><text:tab/>return ans;</text:p>
      <text:p text:style-name="P14">}</text:p>
      <text:p text:style-name="P14"/>
      <text:p text:style-name="P14">int insideCircle(point p, circle c) {</text:p>
      <text:p text:style-name="P14"><text:tab/>if (fabs(dist(p , c.c) - c.r)&lt;EPS) return 1;</text:p>
      <text:p text:style-name="P14"><text:tab/>else if (dist(p , c.c) &lt; c.r) return 0;</text:p>
      <text:p text:style-name="P14"><text:tab/>else return 2;</text:p>
      <text:p text:style-name="P14">} //0 = inside/1 = border/2 = outside</text:p>
      <text:p text:style-name="P14"/>
      <text:p text:style-name="P14">circle incircle( point p1, point p2, point p3 ) {</text:p>
      <text:p text:style-name="P14"><text:tab/>double m1=dist(p2, p3);</text:p>
      <text:p text:style-name="P14"><text:tab/>double m2=dist(p1, p3);</text:p>
      <text:p text:style-name="P14"><text:tab/>double m3=dist(p1, p2);</text:p>
      <text:p text:style-name="P14"><text:tab/>point c = (p1*m1+p2*m2+p3*m3)*(1/(m1+m2+m3));</text:p>
      <text:p text:style-name="P14"><text:tab/>double s = 0.5*(m1+m2+m3);</text:p>
      <text:p text:style-name="P14"><text:tab/>double r = sqrt(s*(s-m1)*(s-m2)*(s-m3))/s;</text:p>
      <text:p text:style-name="P14"><text:tab/>return circle(c, r);</text:p>
      <text:p text:style-name="P14">}</text:p>
      <text:p text:style-name="P14"/>
      <text:p text:style-name="P12">POLYGON AREA</text:p>
      <text:p text:style-name="P14"/>
      <text:p text:style-name="P14">#include &lt;bits/stdc++.h&gt;</text:p>
      <text:p text:style-name="P14"/>
      <text:p text:style-name="P14">void input ();</text:p>
      <text:p text:style-name="P14">void solve ();</text:p>
      <text:p text:style-name="P14"/>
      <text:p text:style-name="P14">struct Point {</text:p>
      <text:p text:style-name="P14"><text:s text:c="2"/>int x = 0, y = 0;</text:p>
      <text:p text:style-name="P14"/>
      <text:p text:style-name="P14"><text:s text:c="2"/>Point operator- (Point a) {</text:p>
      <text:p text:style-name="P14"><text:s text:c="4"/>Point ans;</text:p>
      <text:p text:style-name="P14"><text:s text:c="4"/>ans.x = x - a.x;</text:p>
      <text:p text:style-name="P14"><text:s text:c="4"/>ans.y = y - a.y;</text:p>
      <text:p text:style-name="P14"><text:s text:c="4"/>return ans;</text:p>
      <text:p text:style-name="P14"><text:s text:c="2"/>}</text:p>
      <text:p text:style-name="P14"/>
      <text:p text:style-name="P14"><text:s text:c="2"/>// lexographically</text:p>
      <text:p text:style-name="P14"><text:s text:c="2"/>bool operator&lt; (Point a) {</text:p>
      <text:p text:style-name="P14"><text:s text:c="4"/>if (x == a.x)</text:p>
      <text:p text:style-name="P14"><text:s text:c="6"/>return y &lt; a.y;</text:p>
      <text:p text:style-name="P14"><text:s text:c="4"/>return x &lt; a.x;</text:p>
      <text:p text:style-name="P14"><text:s text:c="2"/>}</text:p>
      <text:p text:style-name="P14">};</text:p>
      <text:p text:style-name="P14"/>
      <text:p text:style-name="P14">typedef std::pair &lt;float, float&gt; pi;</text:p>
      <text:p text:style-name="P14">typedef std::vector &lt;Point&gt; vpi;</text:p>
      <text:p text:style-name="P14"/>
      <text:p text:style-name="P14">int n;</text:p>
      <text:p text:style-name="P14">vpi arr;</text:p>
      <text:p text:style-name="P14"/>
      <text:p text:style-name="P14"><text:soft-page-break/>Point center;</text:p>
      <text:p text:style-name="P14"/>
      <text:p text:style-name="P14">int quarter (Point a) {</text:p>
      <text:p text:style-name="P14"><text:s text:c="2"/>if (a.x &gt;= 0 &amp;&amp; a.y &gt;= 0)</text:p>
      <text:p text:style-name="P14"><text:s text:c="4"/>return 1;</text:p>
      <text:p text:style-name="P14"><text:s text:c="2"/>if (a.x &lt;= 0 &amp;&amp; a.y &gt;= 0)</text:p>
      <text:p text:style-name="P14"><text:s text:c="4"/>return 2;</text:p>
      <text:p text:style-name="P14"><text:s text:c="2"/>if (a.x &lt;= 0 &amp;&amp; a.y &lt;= 0)</text:p>
      <text:p text:style-name="P14"><text:s text:c="4"/>return 3;</text:p>
      <text:p text:style-name="P14"><text:s text:c="2"/>return 4;</text:p>
      <text:p text:style-name="P14">}</text:p>
      <text:p text:style-name="P14"/>
      <text:p text:style-name="P14">// cros product</text:p>
      <text:p text:style-name="P14">int cross (Point a, Point b) {</text:p>
      <text:p text:style-name="P14"><text:s text:c="2"/>return a.x * b.y - a.y * b.x;</text:p>
      <text:p text:style-name="P14">}</text:p>
      <text:p text:style-name="P14"/>
      <text:p text:style-name="P14">// compare function by polar angle</text:p>
      <text:p text:style-name="P14">bool cmp (Point a, Point b) {</text:p>
      <text:p text:style-name="P14"><text:s text:c="2"/>a = a - center; b = b - center; // relative points from a pivot</text:p>
      <text:p text:style-name="P14"><text:s text:c="2"/>if (quarter (a) == quarter (b))</text:p>
      <text:p text:style-name="P14"><text:s text:c="4"/>return cross (a, b) &gt; 0;</text:p>
      <text:p text:style-name="P14"/>
      <text:p text:style-name="P14"><text:s text:c="2"/>return quarter (a) &lt; quarter (b);</text:p>
      <text:p text:style-name="P14">}</text:p>
      <text:p text:style-name="P14"/>
      <text:p text:style-name="P14">void input () {</text:p>
      <text:p text:style-name="P14"><text:tab/>scanf ("%d", &amp;n);</text:p>
      <text:p text:style-name="P14"><text:tab/>for (int i = 0; i &lt; n; i++) {</text:p>
      <text:p text:style-name="P14"><text:tab/><text:tab/>int a, b; scanf ("%d%d", &amp;a, &amp;b);</text:p>
      <text:p text:style-name="P14"><text:tab/><text:tab/>arr.push_back ({a, b});</text:p>
      <text:p text:style-name="P14"><text:tab/>}</text:p>
      <text:p text:style-name="P14"><text:tab/>solve ();</text:p>
      <text:p text:style-name="P14">}</text:p>
      <text:p text:style-name="P14"/>
      <text:p text:style-name="P14">void solve () {</text:p>
      <text:p text:style-name="P14"><text:tab/>//std::random_shuffle (arr.begin (), arr.end ());</text:p>
      <text:p text:style-name="P14"><text:tab/>std::sort (arr.begin (), arr.end (), cmp);</text:p>
      <text:p text:style-name="P14"><text:tab/>arr.push_back ({arr [0].x, arr [0].y});</text:p>
      <text:p text:style-name="P14"><text:tab/>float ans = 0;</text:p>
      <text:p text:style-name="P14"><text:tab/>for (int i = 0; i &lt; n; i++) {</text:p>
      <text:p text:style-name="P14"><text:tab/><text:tab/>ans += (float)arr [i].x * (float)arr [i + 1].y;</text:p>
      <text:p text:style-name="P14"><text:tab/><text:tab/>ans -= (float)arr [i].y * (float)arr [i + 1].x;</text:p>
      <text:p text:style-name="P14"><text:tab/>}</text:p>
      <text:p text:style-name="P14"><text:tab/>printf ("%f\n", ans / 2.0);</text:p>
      <text:p text:style-name="P14">}</text:p>
      <text:p text:style-name="P14"/>
      <text:p text:style-name="P14">int main () {</text:p>
      <text:p text:style-name="P14"><text:tab/>input ();</text:p>
      <text:p text:style-name="P14"><text:tab/>return 0;</text:p>
      <text:p text:style-name="P14">}</text:p>
      <text:p text:style-name="P14"/>
      <text:p text:style-name="P12">SEGMENT INTERSECTION</text:p>
      <text:p text:style-name="P14"/>
      <text:p text:style-name="P14">#include &lt;bits/stdc++.h&gt;</text:p>
      <text:p text:style-name="P14"/>
      <text:p text:style-name="P14">void input ();</text:p>
      <text:p text:style-name="P14">void solve ();</text:p>
      <text:p text:style-name="P14"/>
      <text:p text:style-name="P14">typedef long long ll;</text:p>
      <text:p text:style-name="P14">typedef long double ld;</text:p>
      <text:p text:style-name="P14"/>
      <text:p text:style-name="P14">const double EPS = 1e-9;</text:p>
      <text:p text:style-name="P14"/>
      <text:p text:style-name="P14">typedef struct point {</text:p>
      <text:p text:style-name="P14"><text:tab/>ld x, y;</text:p>
      <text:p text:style-name="P14"/>
      <text:p text:style-name="P14"><text:soft-page-break/><text:tab/>point () {}</text:p>
      <text:p text:style-name="P14"><text:tab/>point (ld x, ld y) : x (x), y (y) {}</text:p>
      <text:p text:style-name="P14"/>
      <text:p text:style-name="P14"><text:tab/>point operator- (point&amp; a) {</text:p>
      <text:p text:style-name="P14"><text:tab/><text:tab/>return {x - a.x, y - a.y};</text:p>
      <text:p text:style-name="P14"><text:tab/>}</text:p>
      <text:p text:style-name="P14"/>
      <text:p text:style-name="P14"><text:tab/>bool operator&lt; (point&amp; a) {</text:p>
      <text:p text:style-name="P14"><text:tab/><text:tab/>if (x == a.x)</text:p>
      <text:p text:style-name="P14"><text:tab/><text:tab/><text:tab/>return y &lt; a.y;</text:p>
      <text:p text:style-name="P14"><text:tab/><text:tab/>return x &lt; a.x;</text:p>
      <text:p text:style-name="P14"><text:tab/>}</text:p>
      <text:p text:style-name="P14"/>
      <text:p text:style-name="P14"><text:tab/>bool operator&gt; (point&amp; a) {</text:p>
      <text:p text:style-name="P14"><text:tab/><text:tab/>if (x == a.x)</text:p>
      <text:p text:style-name="P14"><text:tab/><text:tab/><text:tab/>return y &gt; a.y;</text:p>
      <text:p text:style-name="P14"><text:tab/><text:tab/>return x &gt; a.x;</text:p>
      <text:p text:style-name="P14"><text:tab/>}</text:p>
      <text:p text:style-name="P14"/>
      <text:p text:style-name="P14"><text:tab/>bool operator== (point &amp;a) {</text:p>
      <text:p text:style-name="P14"><text:tab/><text:tab/>return x == a.x &amp;&amp; y == a.y;</text:p>
      <text:p text:style-name="P14"><text:tab/>}</text:p>
      <text:p text:style-name="P14"/>
      <text:p text:style-name="P14"><text:tab/>bool operator&gt;= (point &amp;a) {</text:p>
      <text:p text:style-name="P14"><text:tab/><text:tab/>if (x == a.x)</text:p>
      <text:p text:style-name="P14"><text:tab/><text:tab/><text:tab/>return y &gt; a.y || y == a.y;</text:p>
      <text:p text:style-name="P14"><text:tab/><text:tab/>return x &gt; a.x || x == a.x;</text:p>
      <text:p text:style-name="P14"><text:tab/>}</text:p>
      <text:p text:style-name="P14"/>
      <text:p text:style-name="P14"><text:tab/>bool operator&lt;= (point &amp;a) {</text:p>
      <text:p text:style-name="P14"><text:tab/><text:tab/>if (x == a.x)</text:p>
      <text:p text:style-name="P14"><text:tab/><text:tab/><text:tab/>return y &lt; a.y || y == a.y;</text:p>
      <text:p text:style-name="P14"><text:tab/><text:tab/>return x &lt; a.x || x == a.x;</text:p>
      <text:p text:style-name="P14"><text:tab/>}</text:p>
      <text:p text:style-name="P14"/>
      <text:p text:style-name="P14">} point;</text:p>
      <text:p text:style-name="P14"/>
      <text:p text:style-name="P14">typedef struct segment {</text:p>
      <text:p text:style-name="P14"><text:tab/>point a, b;</text:p>
      <text:p text:style-name="P14"/>
      <text:p text:style-name="P14"><text:tab/>segment () {}</text:p>
      <text:p text:style-name="P14"><text:tab/>segment (point a, point b) : a (a), b (b) {}</text:p>
      <text:p text:style-name="P14">} segment;</text:p>
      <text:p text:style-name="P14"/>
      <text:p text:style-name="P14">typedef struct line {</text:p>
      <text:p text:style-name="P14"><text:tab/>ld a, b, c;</text:p>
      <text:p text:style-name="P14"/>
      <text:p text:style-name="P14"><text:tab/>line () {}</text:p>
      <text:p text:style-name="P14"><text:tab/>line (ld a, ld b, ld c) : a (a), b (b), c (c) {}</text:p>
      <text:p text:style-name="P14">} line;</text:p>
      <text:p text:style-name="P14"/>
      <text:p text:style-name="P14">line pointsToLine(point p1, point p2) {</text:p>
      <text:p text:style-name="P14"><text:tab/>line l;</text:p>
      <text:p text:style-name="P14"><text:tab/>if (fabs(p1.x-p2.x) &lt; EPS)</text:p>
      <text:p text:style-name="P14"><text:tab/><text:tab/>l = {1.0, 0.0, -p1.x};</text:p>
      <text:p text:style-name="P14"><text:tab/>else {</text:p>
      <text:p text:style-name="P14"><text:tab/><text:tab/>double a = -(double)(p1.y-p2.y) / (p1.x-p2.x);</text:p>
      <text:p text:style-name="P14"><text:tab/><text:tab/>l = {a , 1.0, -(double)(a*p1.x) - p1.y};</text:p>
      <text:p text:style-name="P14"><text:tab/>}</text:p>
      <text:p text:style-name="P14"><text:tab/>return l;</text:p>
      <text:p text:style-name="P14">}</text:p>
      <text:p text:style-name="P14"/>
      <text:p text:style-name="P14"/>
      <text:p text:style-name="P14">point to_vec (const point&amp; a, const point&amp; b) {</text:p>
      <text:p text:style-name="P14"><text:tab/>return {a.x - b.x, a.y - b.y};</text:p>
      <text:p text:style-name="P14">}</text:p>
      <text:p text:style-name="P14"/>
      <text:p text:style-name="P14"><text:soft-page-break/>ld dot (point a, point b) {</text:p>
      <text:p text:style-name="P14"><text:tab/>return a.x*b.x + a.y*b.y;</text:p>
      <text:p text:style-name="P14">}</text:p>
      <text:p text:style-name="P14"/>
      <text:p text:style-name="P14">ld cross (point a, point b) {</text:p>
      <text:p text:style-name="P14"><text:tab/>return a.x*b.y - a.y*b.x;</text:p>
      <text:p text:style-name="P14">}</text:p>
      <text:p text:style-name="P14"/>
      <text:p text:style-name="P14">int check_turn (point a, point b, point c) {</text:p>
      <text:p text:style-name="P14"><text:s text:c="2"/>return cross (to_vec (a, b), to_vec (a, c)) &gt; 0;</text:p>
      <text:p text:style-name="P14">}</text:p>
      <text:p text:style-name="P14"/>
      <text:p text:style-name="P14">bool collinear(point p, point q, point r) {</text:p>
      <text:p text:style-name="P14"><text:s text:c="2"/>return cross(to_vec(p, q), to_vec(p, r)) == 0;</text:p>
      <text:p text:style-name="P14">}</text:p>
      <text:p text:style-name="P14"/>
      <text:p text:style-name="P14">bool in_bouding_box(point p, point q, point r) {</text:p>
      <text:p text:style-name="P14"><text:s text:c="2"/>ld maxX = std::max(q.x, r.x), minX = std::min(q.x, r.x);</text:p>
      <text:p text:style-name="P14"><text:s text:c="2"/>ld maxY = std::max(q.y, r.y), minY = std::min(q.y, r.y);</text:p>
      <text:p text:style-name="P14"><text:s text:c="2"/>return p.x &lt;= maxX &amp;&amp; p.x &gt;= minX &amp;&amp; p.y &lt;= maxY &amp;&amp; p.y &gt;= minY;</text:p>
      <text:p text:style-name="P14">}</text:p>
      <text:p text:style-name="P14"/>
      <text:p text:style-name="P14">bool segment_intersect(segment s, segment t) {</text:p>
      <text:p text:style-name="P14"><text:s text:c="2"/>if (collinear(s.a, t.a, t.b) &amp;&amp; in_bouding_box(s.a, t.a, t.b)) return true;</text:p>
      <text:p text:style-name="P14"><text:s text:c="2"/>if (collinear(s.b, t.a, t.b) &amp;&amp; in_bouding_box(s.b, t.a, t.b)) return true;</text:p>
      <text:p text:style-name="P14"><text:s text:c="2"/>if (collinear(t.a, s.a, s.b) &amp;&amp; in_bouding_box(t.a, s.a, s.b)) return true;</text:p>
      <text:p text:style-name="P14"><text:s text:c="2"/>if (collinear(t.b, s.a, s.b) &amp;&amp; in_bouding_box(t.b, s.a, s.b)) return true;</text:p>
      <text:p text:style-name="P14"/>
      <text:p text:style-name="P14"><text:s text:c="2"/>if (check_turn(s.a, s.b, t.a) != check_turn(s.a, s.b, t.b) </text:p>
      <text:p text:style-name="P14"><text:s text:c="6"/>&amp;&amp; check_turn(t.a, t.b, s.a) != check_turn(t.a, t.b, s.b))</text:p>
      <text:p text:style-name="P14"><text:s text:c="4"/>return true;</text:p>
      <text:p text:style-name="P14"/>
      <text:p text:style-name="P14"><text:s text:c="2"/>return false;</text:p>
      <text:p text:style-name="P14">}</text:p>
      <text:p text:style-name="P14"/>
      <text:p text:style-name="P14">bool areParallel(line l1, line l2) { <text:s text:c="6"/>// check coefficients a &amp; b</text:p>
      <text:p text:style-name="P14"><text:tab/>return (fabs(l1.a-l2.a) &lt; EPS) &amp;&amp; (fabs(l1.b-l2.b) &lt; EPS);</text:p>
      <text:p text:style-name="P14">}</text:p>
      <text:p text:style-name="P14"/>
      <text:p text:style-name="P14">bool are_same(line l1, line l2) { <text:s text:c="10"/>// also check coefficient c</text:p>
      <text:p text:style-name="P14"><text:tab/>return areParallel(l1 ,l2) &amp;&amp; (fabs(l1.c-l2.c) &lt; EPS);</text:p>
      <text:p text:style-name="P14">}</text:p>
      <text:p text:style-name="P14"/>
      <text:p text:style-name="P14">point line_intersect (line l1, line l2) {</text:p>
      <text:p text:style-name="P14"><text:tab/>point p;</text:p>
      <text:p text:style-name="P14"><text:tab/>p.x = (l2.b*l1.c - l1.b*l2.c) / (l2.a*l1.b - l1.a*l2.b);</text:p>
      <text:p text:style-name="P14"><text:tab/>if (fabs(l1.b) &gt; EPS)</text:p>
      <text:p text:style-name="P14"><text:tab/><text:tab/>p.y = -(l1.a*p.x + l1.c);</text:p>
      <text:p text:style-name="P14"><text:tab/>else</text:p>
      <text:p text:style-name="P14"><text:tab/><text:tab/>p.y = -(l2.a*p.x + l2.c);</text:p>
      <text:p text:style-name="P14"/>
      <text:p text:style-name="P14"><text:tab/>return p;</text:p>
      <text:p text:style-name="P14">}</text:p>
      <text:p text:style-name="P14"/>
      <text:p text:style-name="P14">point arr [4];</text:p>
      <text:p text:style-name="P14"/>
      <text:p text:style-name="P14">void input () {</text:p>
      <text:p text:style-name="P14"><text:tab/>for (int i = 0; i &lt; 4; i++)</text:p>
      <text:p text:style-name="P14"><text:tab/><text:tab/>scanf ("%Lf%Lf", &amp;(arr + i)-&gt;x, &amp;(arr + i)-&gt;y);</text:p>
      <text:p text:style-name="P14"/>
      <text:p text:style-name="P14"><text:tab/>solve ();</text:p>
      <text:p text:style-name="P14">}</text:p>
      <text:p text:style-name="P14"/>
      <text:p text:style-name="P14">void solve () {</text:p>
      <text:p text:style-name="P14"><text:tab/>if (segment_intersect ({arr [0], arr [1]}, {arr [2], arr [3]})) {</text:p>
      <text:p text:style-name="P14"><text:tab/><text:tab/>line l1 = pointsToLine (arr [0], arr [1]);</text:p>
      <text:p text:style-name="P14"><text:tab/><text:tab/>line l2 = pointsToLine (arr [2], arr [3]);</text:p>
      <text:p text:style-name="P14"><text:soft-page-break/><text:tab/><text:tab/>//printf ("{%Lf, %Lf, %Lf}\n", l1.a, l1.b, l1.c);</text:p>
      <text:p text:style-name="P14"><text:tab/><text:tab/>//printf ("{%Lf, %Lf, %Lf}\n", l2.a, l2.b, l2.c);</text:p>
      <text:p text:style-name="P14"><text:tab/><text:tab/>if (are_same (l1, l2)) {</text:p>
      <text:p text:style-name="P14"><text:tab/><text:tab/><text:tab/>std::sort (arr, arr + 2);</text:p>
      <text:p text:style-name="P14"><text:tab/><text:tab/><text:tab/>std::sort (arr + 2, arr + 4);</text:p>
      <text:p text:style-name="P14"/>
      <text:p text:style-name="P14"><text:tab/><text:tab/><text:tab/>point a, b;</text:p>
      <text:p text:style-name="P14"/>
      <text:p text:style-name="P14"><text:tab/><text:tab/><text:tab/>if (arr [0] &lt;= arr [2]) { // 0---2</text:p>
      <text:p text:style-name="P14"><text:tab/><text:tab/><text:tab/><text:tab/>if (arr [1] &lt;= arr [3]) { // 0---2--1--3</text:p>
      <text:p text:style-name="P14"><text:tab/><text:tab/><text:tab/><text:tab/><text:tab/>a = arr [2];</text:p>
      <text:p text:style-name="P14"><text:tab/><text:tab/><text:tab/><text:tab/><text:tab/>b = arr [1];</text:p>
      <text:p text:style-name="P14"><text:tab/><text:tab/><text:tab/><text:tab/>}</text:p>
      <text:p text:style-name="P14"><text:tab/><text:tab/><text:tab/><text:tab/>else { // 0---2--3--1</text:p>
      <text:p text:style-name="P14"><text:tab/><text:tab/><text:tab/><text:tab/><text:tab/>a = arr [2];</text:p>
      <text:p text:style-name="P14"><text:tab/><text:tab/><text:tab/><text:tab/><text:tab/>b = arr [3];</text:p>
      <text:p text:style-name="P14"><text:tab/><text:tab/><text:tab/><text:tab/>}</text:p>
      <text:p text:style-name="P14"><text:tab/><text:tab/><text:tab/>}</text:p>
      <text:p text:style-name="P14"><text:tab/><text:tab/><text:tab/>else { // 2---0</text:p>
      <text:p text:style-name="P14"><text:tab/><text:tab/><text:tab/><text:tab/>if (arr [1] &gt;= arr [3]) { // 2---0--3--1</text:p>
      <text:p text:style-name="P14"><text:tab/><text:tab/><text:tab/><text:tab/><text:tab/>a = arr [0];</text:p>
      <text:p text:style-name="P14"><text:tab/><text:tab/><text:tab/><text:tab/><text:tab/>b = arr [3];</text:p>
      <text:p text:style-name="P14"><text:tab/><text:tab/><text:tab/><text:tab/>}</text:p>
      <text:p text:style-name="P14"><text:tab/><text:tab/><text:tab/><text:tab/>else { // 2---0--1--3</text:p>
      <text:p text:style-name="P14"><text:tab/><text:tab/><text:tab/><text:tab/><text:tab/>a = arr [0];</text:p>
      <text:p text:style-name="P14"><text:tab/><text:tab/><text:tab/><text:tab/><text:tab/>b = arr [1];</text:p>
      <text:p text:style-name="P14"><text:tab/><text:tab/><text:tab/><text:tab/>}</text:p>
      <text:p text:style-name="P14"><text:tab/><text:tab/><text:tab/>}</text:p>
      <text:p text:style-name="P14"/>
      <text:p text:style-name="P14"><text:tab/><text:tab/><text:tab/>if (a == b)</text:p>
      <text:p text:style-name="P14"><text:tab/><text:tab/><text:tab/><text:tab/>printf ("%.10Lf %.10Lf\n", a.x, a.y);</text:p>
      <text:p text:style-name="P14"><text:tab/><text:tab/><text:tab/>else {</text:p>
      <text:p text:style-name="P14"><text:tab/><text:tab/><text:tab/><text:tab/>printf ("%.10Lf %.10Lf\n", a.x, a.y);</text:p>
      <text:p text:style-name="P14"><text:tab/><text:tab/><text:tab/><text:tab/>printf ("%.10Lf %.10Lf\n", b.x, b.y);</text:p>
      <text:p text:style-name="P14"><text:tab/><text:tab/><text:tab/>}</text:p>
      <text:p text:style-name="P14"><text:tab/><text:tab/>}</text:p>
      <text:p text:style-name="P14"><text:tab/><text:tab/>else {</text:p>
      <text:p text:style-name="P14"><text:tab/><text:tab/><text:tab/>point p = line_intersect (l1, l2);</text:p>
      <text:p text:style-name="P14"><text:tab/><text:tab/><text:tab/>printf ("%.10Lf %.10Lf\n", p.x, p.y);</text:p>
      <text:p text:style-name="P14"><text:tab/><text:tab/>}</text:p>
      <text:p text:style-name="P14"><text:tab/>}</text:p>
      <text:p text:style-name="P14"><text:tab/>else</text:p>
      <text:p text:style-name="P14"><text:tab/><text:tab/>puts ("Empty");</text:p>
      <text:p text:style-name="P14">}</text:p>
      <text:p text:style-name="P14"/>
      <text:p text:style-name="P14">int main () {</text:p>
      <text:p text:style-name="P14"><text:tab/>input ();</text:p>
      <text:p text:style-name="P14"><text:tab/>return 0;</text:p>
      <text:p text:style-name="P14">}</text:p>
      <text:p text:style-name="P14"/>
      <text:p text:style-name="P8">STRINGS</text:p>
      <text:p text:style-name="P9"/>
      <text:p text:style-name="P12">LCS</text:p>
      <text:p text:style-name="P12"/>
      <text:p text:style-name="P15">#include &lt;bits/stdc++.h&gt;</text:p>
      <text:p text:style-name="P15"/>
      <text:p text:style-name="P15">void input ();</text:p>
      <text:p text:style-name="P15">void solve ();</text:p>
      <text:p text:style-name="P15"/>
      <text:p text:style-name="P15">typedef std::pair &lt;int, int&gt; pi;</text:p>
      <text:p text:style-name="P15">typedef std::vector &lt;int&gt; vi;</text:p>
      <text:p text:style-name="P15"/>
      <text:p text:style-name="P15">const int MAXN = 1e2 + 1;</text:p>
      <text:p text:style-name="P15"/>
      <text:p text:style-name="P15">std::string str1, str2;</text:p>
      <text:p text:style-name="P15">int dp [MAXN][MAXN];</text:p>
      <text:p text:style-name="P15">pi t [MAXN][MAXN];</text:p>
      <text:p text:style-name="P15"><text:soft-page-break/>vi t1, t2;</text:p>
      <text:p text:style-name="P15"/>
      <text:p text:style-name="P15">int lcs (int i, int j) {</text:p>
      <text:p text:style-name="P15"><text:tab/>if (i &gt;= str1.size () || j &gt;= str2.size ())</text:p>
      <text:p text:style-name="P15"><text:tab/><text:tab/>return 0;</text:p>
      <text:p text:style-name="P15"/>
      <text:p text:style-name="P15"><text:tab/>if (dp [i][j])</text:p>
      <text:p text:style-name="P15"><text:tab/><text:tab/>return dp [i][j];</text:p>
      <text:p text:style-name="P15"/>
      <text:p text:style-name="P15"/>
      <text:p text:style-name="P15"><text:tab/>if (str1 [i] == str2 [j]) {</text:p>
      <text:p text:style-name="P15"><text:tab/><text:tab/>dp [i][j] = lcs (i + 1, j + 1) + 1;</text:p>
      <text:p text:style-name="P15"><text:tab/><text:tab/>t [i][j] = std::make_pair (i + 1, j + 1);</text:p>
      <text:p text:style-name="P15"><text:tab/>}</text:p>
      <text:p text:style-name="P15"><text:tab/>else {</text:p>
      <text:p text:style-name="P15"><text:tab/><text:tab/>int a = lcs (i + 1, j), b = lcs (i, j + 1);</text:p>
      <text:p text:style-name="P15"/>
      <text:p text:style-name="P15"><text:tab/><text:tab/>if (a &gt; b) {</text:p>
      <text:p text:style-name="P15"><text:tab/><text:tab/><text:tab/>dp [i][j] = a;</text:p>
      <text:p text:style-name="P15"><text:tab/><text:tab/><text:tab/>t [i][j] = std::make_pair (i + 1, j);</text:p>
      <text:p text:style-name="P15"><text:tab/><text:tab/>}</text:p>
      <text:p text:style-name="P15"><text:tab/><text:tab/>else {</text:p>
      <text:p text:style-name="P15"><text:tab/><text:tab/><text:tab/>dp [i][j] = b;</text:p>
      <text:p text:style-name="P15"><text:tab/><text:tab/><text:tab/>t [i][j] = std::make_pair (i, j + 1);</text:p>
      <text:p text:style-name="P15"><text:tab/><text:tab/>}</text:p>
      <text:p text:style-name="P15"><text:tab/>}</text:p>
      <text:p text:style-name="P15"/>
      <text:p text:style-name="P15"><text:tab/>return dp [i][j];</text:p>
      <text:p text:style-name="P15">}</text:p>
      <text:p text:style-name="P15"/>
      <text:p text:style-name="P15">void input () {</text:p>
      <text:p text:style-name="P15"><text:tab/>std::cin &gt;&gt; str1 &gt;&gt; str2;</text:p>
      <text:p text:style-name="P15"><text:tab/>solve ();</text:p>
      <text:p text:style-name="P15">}</text:p>
      <text:p text:style-name="P15"/>
      <text:p text:style-name="P15">void solve () {</text:p>
      <text:p text:style-name="P15"><text:tab/>printf ("%d\n", lcs (0, 0));</text:p>
      <text:p text:style-name="P15"/>
      <text:p text:style-name="P15"><text:tab/>int a = 0, b = 0;</text:p>
      <text:p text:style-name="P15"><text:tab/>while (a &lt; str1.size () &amp;&amp; b &lt; str2.size ()) {</text:p>
      <text:p text:style-name="P15"><text:tab/><text:tab/>//printf ("{%d, %d} = {%c, %c}\n", a, b, str1 [a], str2 [b]);</text:p>
      <text:p text:style-name="P15"><text:tab/><text:tab/>if (str1 [a] == str2 [b]) {</text:p>
      <text:p text:style-name="P15"><text:tab/><text:tab/><text:tab/>t1.push_back (t [a][b].first);</text:p>
      <text:p text:style-name="P15"><text:tab/><text:tab/><text:tab/>t2.push_back (t [a][b].second);</text:p>
      <text:p text:style-name="P15"><text:tab/><text:tab/>}</text:p>
      <text:p text:style-name="P15"/>
      <text:p text:style-name="P15"><text:tab/><text:tab/>pi p = t [a][b];</text:p>
      <text:p text:style-name="P15"><text:tab/><text:tab/>a = p.first;</text:p>
      <text:p text:style-name="P15"><text:tab/><text:tab/>b = p.second;</text:p>
      <text:p text:style-name="P15"><text:tab/>}</text:p>
      <text:p text:style-name="P15"/>
      <text:p text:style-name="P15"><text:tab/>for (int i = 0; i &lt; t1.size (); i++)</text:p>
      <text:p text:style-name="P15"><text:tab/><text:tab/>printf ("%d ", t1 [i]);</text:p>
      <text:p text:style-name="P15"><text:tab/>puts ("");</text:p>
      <text:p text:style-name="P15"><text:tab/>for (int i = 0; i &lt; t2.size (); i++)</text:p>
      <text:p text:style-name="P15"><text:tab/><text:tab/>printf ("%d ", t2 [i]);</text:p>
      <text:p text:style-name="P15"><text:tab/>puts ("");</text:p>
      <text:p text:style-name="P15">}</text:p>
      <text:p text:style-name="P15"/>
      <text:p text:style-name="P15">int main () {</text:p>
      <text:p text:style-name="P15"><text:tab/>input ();</text:p>
      <text:p text:style-name="P15"><text:tab/>return 0;</text:p>
      <text:p text:style-name="P15">}</text:p>
      <text:p text:style-name="P15"/>
      <text:p text:style-name="P12">KMP</text:p>
      <text:p text:style-name="P15"/>
      <text:p text:style-name="P15">#include &lt;bits/stdc++.h&gt;</text:p>
      <text:p text:style-name="P15"><text:soft-page-break/></text:p>
      <text:p text:style-name="P15">const int MAXP = 100; // max pattern size</text:p>
      <text:p text:style-name="P15"/>
      <text:p text:style-name="P15">int lsp [MAXP]; // suffix which is a prefix</text:p>
      <text:p text:style-name="P15"/>
      <text:p text:style-name="P15">void build_lps (std::string a) { // a == pattern</text:p>
      <text:p text:style-name="P15"><text:s text:c="2"/>int i = 1, j = 0;</text:p>
      <text:p text:style-name="P15"><text:s text:c="2"/>lps [0] = 0;</text:p>
      <text:p text:style-name="P15"/>
      <text:p text:style-name="P15"><text:s text:c="2"/>while (i &lt; a.size ()) {</text:p>
      <text:p text:style-name="P15"><text:s text:c="4"/>if (a[i] == a [j]) { // match</text:p>
      <text:p text:style-name="P15"><text:s text:c="6"/>j++;</text:p>
      <text:p text:style-name="P15"><text:s text:c="6"/>lps [i++] = j;</text:p>
      <text:p text:style-name="P15"><text:s text:c="4"/>}</text:p>
      <text:p text:style-name="P15"><text:s text:c="4"/>else { // missmatch</text:p>
      <text:p text:style-name="P15"><text:s text:c="6"/>// if j == 0 cant go back anymore</text:p>
      <text:p text:style-name="P15"><text:s text:c="6"/>// so lps [i] doesnt belongs to a suffix</text:p>
      <text:p text:style-name="P15"><text:s text:c="6"/>// which is a prefix</text:p>
      <text:p text:style-name="P15"><text:s text:c="6"/>// else =&gt; can go back so there's still chance</text:p>
      <text:p text:style-name="P15"><text:s text:c="6"/>if (j == 0)</text:p>
      <text:p text:style-name="P15"><text:s text:c="8"/>lps [i++] = 0;</text:p>
      <text:p text:style-name="P15"><text:s text:c="6"/>else</text:p>
      <text:p text:style-name="P15"><text:s text:c="8"/>j = lps [j - 1];</text:p>
      <text:p text:style-name="P15"><text:s text:c="4"/>}</text:p>
      <text:p text:style-name="P15"><text:s text:c="2"/>}</text:p>
      <text:p text:style-name="P15">}</text:p>
      <text:p text:style-name="P15"/>
      <text:p text:style-name="P15">void kmp_search (std::string a, std::string b) { // a == text, b == pattern</text:p>
      <text:p text:style-name="P15"><text:s text:c="2"/>int i = 0; j = 0;</text:p>
      <text:p text:style-name="P15"><text:s text:c="2"/>build_lps (b);</text:p>
      <text:p text:style-name="P15"/>
      <text:p text:style-name="P15"><text:s text:c="2"/>while (i &lt; a.size () - b.size ()) { // until text.size - pattern.size</text:p>
      <text:p text:style-name="P15"><text:s text:c="4"/>if (a [i] == b [j]) { //match</text:p>
      <text:p text:style-name="P15"><text:s text:c="6"/>i++; j++;</text:p>
      <text:p text:style-name="P15"><text:s text:c="6"/>if (j == b.size ()) { // pattern match</text:p>
      <text:p text:style-name="P15"><text:s text:c="8"/>j = lps [j - 1];</text:p>
      <text:p text:style-name="P15"><text:s text:c="6"/>}</text:p>
      <text:p text:style-name="P15"><text:s text:c="4"/>}</text:p>
      <text:p text:style-name="P15"><text:s text:c="4"/>else {</text:p>
      <text:p text:style-name="P15"><text:s text:c="6"/>if (j == 0)</text:p>
      <text:p text:style-name="P15"><text:s text:c="8"/>i++;</text:p>
      <text:p text:style-name="P15"><text:s text:c="6"/>else</text:p>
      <text:p text:style-name="P15"><text:s text:c="8"/>j = lps [j - 1];</text:p>
      <text:p text:style-name="P15"><text:s text:c="4"/>}</text:p>
      <text:p text:style-name="P15"><text:s text:c="2"/>}</text:p>
      <text:p text:style-name="P15">}</text:p>
      <text:p text:style-name="P15"/>
      <text:p text:style-name="P15">int main () {</text:p>
      <text:p text:style-name="P15"><text:s text:c="2"/>return 0;</text:p>
      <text:p text:style-name="P15">}</text:p>
      <text:p text:style-name="P15"/>
      <text:p text:style-name="P7">MISCELANIA</text:p>
      <text:p text:style-name="P13">SIEVE ERASTHOTENES</text:p>
      <text:p text:style-name="P13"><text:span text:style-name="T1"/></text:p>
      <text:p text:style-name="P13"><text:span text:style-name="T1">#include &lt;bits/stdc++.h&gt;</text:span></text:p>
      <text:p text:style-name="P13"><text:span text:style-name="T1"/></text:p>
      <text:p text:style-name="P13"><text:span text:style-name="T1">const int MAXN = 1e7 + 1;</text:span></text:p>
      <text:p text:style-name="P13"><text:span text:style-name="T1"/></text:p>
      <text:p text:style-name="P13"><text:span text:style-name="T1">std::vector &lt;long long&gt; isp (MAXN, true), p, spf (MAXN);</text:span></text:p>
      <text:p text:style-name="P13"><text:span text:style-name="T1"/></text:p>
      <text:p text:style-name="P13"><text:span text:style-name="T1">void sieve () {</text:span></text:p>
      <text:p text:style-name="P13"><text:span text:style-name="T1"><text:s text:c="2"/>isp [0] = false;</text:span></text:p>
      <text:p text:style-name="P13"><text:span text:style-name="T1"><text:s text:c="2"/>isp [1] = false;</text:span></text:p>
      <text:p text:style-name="P13"><text:span text:style-name="T1"/></text:p>
      <text:p text:style-name="P13"><text:span text:style-name="T1"><text:s text:c="2"/>for (int i = 2; i &lt;= MAXN; i++) {</text:span></text:p>
      <text:p text:style-name="P13"><text:span text:style-name="T1"><text:s text:c="4"/>if (isp [i]) {</text:span></text:p>
      <text:p text:style-name="P13"><text:span text:style-name="T1"><text:s text:c="6"/>p.push_back (i);</text:span></text:p>
      <text:p text:style-name="P13"><text:soft-page-break/><text:span text:style-name="T1"><text:s text:c="6"/>spf [i] = i;</text:span></text:p>
      <text:p text:style-name="P13"><text:span text:style-name="T1"><text:s text:c="4"/>}</text:span></text:p>
      <text:p text:style-name="P13"><text:span text:style-name="T1"/></text:p>
      <text:p text:style-name="P13"><text:span text:style-name="T1"><text:s text:c="4"/>for (long long j = 0; (j &lt; p.size ()) &amp;&amp; (i * p [j] &lt; MAXN) &amp;&amp; (p [j] &lt;= spf [i]); j++) {</text:span></text:p>
      <text:p text:style-name="P13"><text:span text:style-name="T1"><text:s text:c="6"/>isp [i * p [j]] = false;</text:span></text:p>
      <text:p text:style-name="P13"><text:span text:style-name="T1"><text:s text:c="6"/>spf [i * p [j]] = p [j];</text:span></text:p>
      <text:p text:style-name="P13"><text:span text:style-name="T1"><text:s text:c="4"/>}</text:span></text:p>
      <text:p text:style-name="P13"><text:span text:style-name="T1"><text:s text:c="2"/>}</text:span></text:p>
      <text:p text:style-name="P13"><text:span text:style-name="T1">}</text:span></text:p>
      <text:p text:style-name="P13"><text:span text:style-name="T1"/></text:p>
      <text:p text:style-name="P13"><text:span text:style-name="T1">int main () {</text:span></text:p>
      <text:p text:style-name="P13"><text:span text:style-name="T1"><text:s text:c="2"/>int n; scanf ("%d", &amp;n);</text:span></text:p>
      <text:p text:style-name="P13"><text:span text:style-name="T1"><text:s text:c="2"/>sieve ();</text:span></text:p>
      <text:p text:style-name="P13"><text:span text:style-name="T1"/></text:p>
      <text:p text:style-name="P13"><text:span text:style-name="T1"><text:s text:c="2"/>for (int i = 0; i &lt; n; i++)</text:span></text:p>
      <text:p text:style-name="P13"><text:span text:style-name="T1"><text:s text:c="4"/>printf ("%d ", p [i]);</text:span></text:p>
      <text:p text:style-name="P13"><text:span text:style-name="T1"><text:s text:c="2"/>puts ("");</text:span></text:p>
      <text:p text:style-name="P13"><text:span text:style-name="T1"/></text:p>
      <text:p text:style-name="P13"><text:span text:style-name="T1"><text:s text:c="2"/>return 0;</text:span></text:p>
      <text:p text:style-name="P13"><text:span text:style-name="T1">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2" svg:font-family="FreeSans" style:font-family-generic="swiss"/>
    <style:font-face style:name="FreeMono" svg:font-family="FreeMono" style:font-family-generic="modern" style:font-pitch="fixed"/>
    <style:font-face style:name="FreeSans3" svg:font-family="FreeSans" style:font-family-generic="modern" style:font-pitch="fixed"/>
    <style:font-face style:name="Source Han Sans HW SC" svg:font-family="'Source Han Sans HW SC'" style:font-family-generic="modern" style:font-pitch="fixed"/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Source Han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font-name-asian="Source Han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1" fo:font-family="FreeSans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reeMono" fo:font-family="FreeMono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FreeSans3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12T18:41:42.835303340</dc:date>
    <meta:editing-duration>PT24M28S</meta:editing-duration>
    <meta:editing-cycles>6</meta:editing-cycles>
    <meta:generator>LibreOffice/6.3.0.4$Linux_X86_64 LibreOffice_project/30$Build-4</meta:generator>
    <meta:document-statistic meta:table-count="0" meta:image-count="0" meta:object-count="0" meta:page-count="31" meta:paragraph-count="1661" meta:word-count="7578" meta:character-count="37666" meta:non-whitespace-character-count="29289"/>
  </office:meta>
</office:document-meta>
</file>